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OpenSymbol" style:font-charset="x-symbol" svg:font-family="OpenSymbol" style:font-family-generic="system"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3" style:master-page-name="MP0" style:family="paragraph">
      <style:paragraph-properties fo:break-before="page" fo:margin-top="0.0986in" fo:margin-bottom="0.043in"/>
    </style:style>
    <style:style style:name="T2" style:parent-style-name="DefaultParagraphFont" style:family="text">
      <style:text-properties fo:font-weight="normal" style:font-weight-asian="normal" style:font-weight-complex="normal" fo:font-size="10.5pt" style:font-size-asian="10.5pt" style:font-size-complex="10.5pt"/>
    </style:style>
    <style:style style:name="T3" style:parent-style-name="DefaultParagraphFont" style:family="text">
      <style:text-properties fo:font-weight="normal" style:font-weight-asian="normal" style:font-weight-complex="normal" fo:font-size="10.5pt" style:font-size-asian="10.5pt" style:font-size-complex="10.5pt"/>
    </style:style>
    <style:style style:name="T4" style:parent-style-name="DefaultParagraphFont" style:family="text">
      <style:text-properties fo:font-weight="normal" style:font-weight-asian="normal" style:font-weight-complex="normal" fo:font-size="10.5pt" style:font-size-asian="10.5pt" style:font-size-complex="10.5pt"/>
    </style:style>
    <style:style style:name="TableColumn6" style:family="table-column">
      <style:table-column-properties style:column-width="1.5312in" style:use-optimal-column-width="false"/>
    </style:style>
    <style:style style:name="TableColumn7" style:family="table-column">
      <style:table-column-properties style:column-width="5.3958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none" style:writing-mode="lr-tb" fo:padding-top="0.0416in" fo:padding-left="0.0416in" fo:padding-bottom="0.0416in" fo:padding-right="0.0416in"/>
    </style:style>
    <style:style style:name="P10" style:parent-style-name="TableContents" style:family="paragraph">
      <style:paragraph-properties fo:margin-bottom="0.1965in"/>
    </style:style>
    <style:style style:name="TableCell11" style:family="table-cell">
      <style:table-cell-properties fo:border="none" style:writing-mode="lr-tb" fo:padding-top="0.0416in" fo:padding-left="0.0416in" fo:padding-bottom="0.0416in" fo:padding-right="0.0416in"/>
    </style:style>
    <style:style style:name="P12" style:parent-style-name="TableContents" style:family="paragraph">
      <style:paragraph-properties fo:margin-bottom="0.1965in"/>
    </style:style>
    <style:style style:name="TableRow13" style:family="table-row">
      <style:table-row-properties style:use-optimal-row-height="false"/>
    </style:style>
    <style:style style:name="TableCell14" style:family="table-cell">
      <style:table-cell-properties fo:border="none" style:writing-mode="lr-tb" fo:padding-top="0.0416in" fo:padding-left="0.0416in" fo:padding-bottom="0.0416in" fo:padding-right="0.0416in"/>
    </style:style>
    <style:style style:name="P15" style:parent-style-name="TableContents" style:family="paragraph">
      <style:paragraph-properties fo:margin-bottom="0.1965in"/>
    </style:style>
    <style:style style:name="TableCell16" style:family="table-cell">
      <style:table-cell-properties fo:border="none" style:writing-mode="lr-tb" fo:padding-top="0.0416in" fo:padding-left="0.0416in" fo:padding-bottom="0.0416in" fo:padding-right="0.0416in"/>
    </style:style>
    <style:style style:name="P17" style:parent-style-name="TableContents" style:family="paragraph">
      <style:paragraph-properties fo:margin-bottom="0.1965in"/>
    </style:style>
    <style:style style:name="TableRow18" style:family="table-row">
      <style:table-row-properties style:use-optimal-row-height="false"/>
    </style:style>
    <style:style style:name="TableCell19" style:family="table-cell">
      <style:table-cell-properties fo:border="none" style:writing-mode="lr-tb" fo:padding-top="0.0416in" fo:padding-left="0.0416in" fo:padding-bottom="0.0416in" fo:padding-right="0.0416in"/>
    </style:style>
    <style:style style:name="P20" style:parent-style-name="TableContents" style:family="paragraph">
      <style:paragraph-properties fo:margin-bottom="0.1965in"/>
    </style:style>
    <style:style style:name="TableCell21" style:family="table-cell">
      <style:table-cell-properties fo:border="none" style:writing-mode="lr-tb" fo:padding-top="0.0416in" fo:padding-left="0.0416in" fo:padding-bottom="0.0416in" fo:padding-right="0.0416in"/>
    </style:style>
    <style:style style:name="P22" style:parent-style-name="TableContents" style:family="paragraph">
      <style:paragraph-properties fo:margin-bottom="0.1965in"/>
    </style:style>
    <style:style style:name="TableRow23" style:family="table-row">
      <style:table-row-properties style:use-optimal-row-height="false"/>
    </style:style>
    <style:style style:name="TableCell24" style:family="table-cell">
      <style:table-cell-properties fo:border="none" style:writing-mode="lr-tb" fo:padding-top="0.0416in" fo:padding-left="0.0416in" fo:padding-bottom="0.0416in" fo:padding-right="0.0416in"/>
    </style:style>
    <style:style style:name="P25" style:parent-style-name="TableContents" style:family="paragraph">
      <style:paragraph-properties fo:margin-bottom="0.1965in"/>
    </style:style>
    <style:style style:name="TableCell26" style:family="table-cell">
      <style:table-cell-properties fo:border="none" style:writing-mode="lr-tb" fo:padding-top="0.0416in" fo:padding-left="0.0416in" fo:padding-bottom="0.0416in" fo:padding-right="0.0416in"/>
    </style:style>
    <style:style style:name="P27" style:parent-style-name="TableContents" style:family="paragraph">
      <style:paragraph-properties fo:margin-bottom="0.1965in"/>
    </style:style>
    <style:style style:name="TableRow28" style:family="table-row">
      <style:table-row-properties style:use-optimal-row-height="false"/>
    </style:style>
    <style:style style:name="TableCell29" style:family="table-cell">
      <style:table-cell-properties fo:border="none" style:writing-mode="lr-tb" fo:padding-top="0.0416in" fo:padding-left="0.0416in" fo:padding-bottom="0.0416in" fo:padding-right="0.0416in"/>
    </style:style>
    <style:style style:name="P30" style:parent-style-name="TableContents" style:family="paragraph">
      <style:paragraph-properties fo:margin-bottom="0.1965in"/>
    </style:style>
    <style:style style:name="TableCell31" style:family="table-cell">
      <style:table-cell-properties fo:border="none" style:writing-mode="lr-tb" fo:padding-top="0.0416in" fo:padding-left="0.0416in" fo:padding-bottom="0.0416in" fo:padding-right="0.0416in"/>
    </style:style>
    <style:style style:name="P32" style:parent-style-name="TableContents" style:family="paragraph">
      <style:paragraph-properties fo:margin-bottom="0.1965in"/>
    </style:style>
    <style:style style:name="TableRow33" style:family="table-row">
      <style:table-row-properties style:use-optimal-row-height="false"/>
    </style:style>
    <style:style style:name="TableCell34" style:family="table-cell">
      <style:table-cell-properties fo:border="none" style:writing-mode="lr-tb" fo:padding-top="0.0416in" fo:padding-left="0.0416in" fo:padding-bottom="0.0416in" fo:padding-right="0.0416in"/>
    </style:style>
    <style:style style:name="P35" style:parent-style-name="TableContents" style:family="paragraph">
      <style:paragraph-properties fo:margin-bottom="0.1965in"/>
    </style:style>
    <style:style style:name="TableCell36" style:family="table-cell">
      <style:table-cell-properties fo:border="none" style:writing-mode="lr-tb" fo:padding-top="0.0416in" fo:padding-left="0.0416in" fo:padding-bottom="0.0416in" fo:padding-right="0.0416in"/>
    </style:style>
    <style:style style:name="P37" style:parent-style-name="TableContents" style:family="paragraph">
      <style:paragraph-properties fo:margin-bottom="0.1965in"/>
    </style:style>
    <style:style style:name="TableRow38" style:family="table-row">
      <style:table-row-properties style:use-optimal-row-height="false"/>
    </style:style>
    <style:style style:name="TableCell39" style:family="table-cell">
      <style:table-cell-properties fo:border="none" style:writing-mode="lr-tb" fo:padding-top="0.0416in" fo:padding-left="0.0416in" fo:padding-bottom="0.0416in" fo:padding-right="0.0416in"/>
    </style:style>
    <style:style style:name="P40" style:parent-style-name="TableContents" style:family="paragraph">
      <style:paragraph-properties fo:margin-bottom="0.1965in"/>
    </style:style>
    <style:style style:name="TableCell41" style:family="table-cell">
      <style:table-cell-properties fo:border="none" style:writing-mode="lr-tb" fo:padding-top="0.0416in" fo:padding-left="0.0416in" fo:padding-bottom="0.0416in" fo:padding-right="0.0416in"/>
    </style:style>
    <style:style style:name="P42" style:parent-style-name="TableContents" style:family="paragraph">
      <style:paragraph-properties fo:margin-bottom="0.1965in"/>
    </style:style>
    <style:style style:name="TableColumn44" style:family="table-column">
      <style:table-column-properties style:column-width="0.6451in" style:use-optimal-column-width="false"/>
    </style:style>
    <style:style style:name="TableColumn45" style:family="table-column">
      <style:table-column-properties style:column-width="3.4243in" style:use-optimal-column-width="false"/>
    </style:style>
    <style:style style:name="TableColumn46" style:family="table-column">
      <style:table-column-properties style:column-width="1.7611in" style:use-optimal-column-width="false"/>
    </style:style>
    <style:style style:name="TableColumn47" style:family="table-column">
      <style:table-column-properties style:column-width="1.0944in" style:use-optimal-column-width="false"/>
    </style:style>
    <style:style style:name="Table43" style:family="table">
      <style:table-properties style:width="6.925in" fo:margin-left="0in" table:align="left"/>
    </style:style>
    <style:style style:name="TableRow48" style:family="table-row">
      <style:table-row-properties style:use-optimal-row-height="false"/>
    </style:style>
    <style:style style:name="TableCell49" style:family="table-cell">
      <style:table-cell-properties fo:border="0.0104in double #808080" style:border-line-width="0.0034in 0.0034in 0.0034in" style:writing-mode="lr-tb" fo:padding-top="0.0416in" fo:padding-left="0.0416in" fo:padding-bottom="0.0416in" fo:padding-right="0.0416in"/>
    </style:style>
    <style:style style:name="P50" style:parent-style-name="TableHeading" style:family="paragraph">
      <style:paragraph-properties fo:text-align="start"/>
    </style:style>
    <style:style style:name="TableCell51" style:family="table-cell">
      <style:table-cell-properties fo:border="0.0104in double #808080" style:border-line-width="0.0034in 0.0034in 0.0034in" style:writing-mode="lr-tb" fo:padding-top="0.0416in" fo:padding-left="0.0416in" fo:padding-bottom="0.0416in" fo:padding-right="0.0416in"/>
    </style:style>
    <style:style style:name="P52" style:parent-style-name="TableHeading" style:family="paragraph">
      <style:paragraph-properties fo:text-align="start"/>
    </style:style>
    <style:style style:name="TableCell53" style:family="table-cell">
      <style:table-cell-properties fo:border="0.0104in double #808080" style:border-line-width="0.0034in 0.0034in 0.0034in" style:writing-mode="lr-tb" fo:padding-top="0.0416in" fo:padding-left="0.0416in" fo:padding-bottom="0.0416in" fo:padding-right="0.0416in"/>
    </style:style>
    <style:style style:name="P54" style:parent-style-name="TableHeading" style:family="paragraph">
      <style:paragraph-properties fo:text-align="start"/>
    </style:style>
    <style:style style:name="TableCell55" style:family="table-cell">
      <style:table-cell-properties fo:border="0.0104in double #808080" style:border-line-width="0.0034in 0.0034in 0.0034in" style:writing-mode="lr-tb" fo:padding-top="0.0416in" fo:padding-left="0.0416in" fo:padding-bottom="0.0416in" fo:padding-right="0.0416in"/>
    </style:style>
    <style:style style:name="P56" style:parent-style-name="TableHeading" style:family="paragraph">
      <style:paragraph-properties fo:text-align="start"/>
    </style:style>
    <style:style style:name="TableRow57" style:family="table-row">
      <style:table-row-properties style:use-optimal-row-height="false"/>
    </style:style>
    <style:style style:name="TableCell5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59" style:parent-style-name="TableContents" style:family="paragraph">
      <style:paragraph-properties fo:margin-bottom="0.1965in"/>
    </style:style>
    <style:style style:name="TableCell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61" style:parent-style-name="TableContents" style:family="paragraph">
      <style:paragraph-properties fo:margin-bottom="0.1965in"/>
    </style:style>
    <style:style style:name="TableCell6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63" style:parent-style-name="TableContents" style:family="paragraph">
      <style:paragraph-properties fo:margin-bottom="0.1965in"/>
    </style:style>
    <style:style style:name="TableCell6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65" style:parent-style-name="TableContents" style:family="paragraph">
      <style:text-properties fo:font-size="2pt" style:font-size-asian="2pt" style:font-size-complex="2pt"/>
    </style:style>
    <style:style style:name="TableRow66" style:family="table-row">
      <style:table-row-properties style:use-optimal-row-height="false"/>
    </style:style>
    <style:style style:name="TableCell6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68" style:parent-style-name="TableContents" style:family="paragraph">
      <style:paragraph-properties fo:margin-bottom="0.1965in"/>
    </style:style>
    <style:style style:name="TableCell6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70" style:parent-style-name="TableContents" style:family="paragraph">
      <style:paragraph-properties fo:margin-bottom="0.1965in"/>
    </style:style>
    <style:style style:name="TableCell7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72" style:parent-style-name="TableContents" style:family="paragraph">
      <style:paragraph-properties fo:margin-bottom="0.1965in"/>
    </style:style>
    <style:style style:name="TableCell7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74" style:parent-style-name="TableContents" style:family="paragraph">
      <style:text-properties fo:font-size="2pt" style:font-size-asian="2pt" style:font-size-complex="2pt"/>
    </style:style>
    <style:style style:name="TableRow75" style:family="table-row">
      <style:table-row-properties style:use-optimal-row-height="false"/>
    </style:style>
    <style:style style:name="TableCell7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77" style:parent-style-name="TableContents" style:family="paragraph">
      <style:paragraph-properties fo:margin-bottom="0.1965in"/>
    </style:style>
    <style:style style:name="TableCell7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79" style:parent-style-name="TableContents" style:family="paragraph">
      <style:paragraph-properties fo:margin-bottom="0.1965in"/>
    </style:style>
    <style:style style:name="TableCell8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81" style:parent-style-name="TableContents" style:family="paragraph">
      <style:paragraph-properties fo:margin-bottom="0.1965in"/>
    </style:style>
    <style:style style:name="TableCell8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83" style:parent-style-name="TableContents" style:family="paragraph">
      <style:paragraph-properties fo:margin-bottom="0.1965in"/>
    </style:style>
    <style:style style:name="TableRow84" style:family="table-row">
      <style:table-row-properties style:use-optimal-row-height="false"/>
    </style:style>
    <style:style style:name="TableCell8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86" style:parent-style-name="TableContents" style:family="paragraph">
      <style:paragraph-properties fo:margin-bottom="0.1965in"/>
    </style:style>
    <style:style style:name="TableCell8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88" style:parent-style-name="TableContents" style:family="paragraph">
      <style:paragraph-properties fo:margin-bottom="0.1965in"/>
    </style:style>
    <style:style style:name="TableCell8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90" style:parent-style-name="TableContents" style:family="paragraph">
      <style:paragraph-properties fo:margin-bottom="0.1965in"/>
    </style:style>
    <style:style style:name="TableCell9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92" style:parent-style-name="TableContents" style:family="paragraph">
      <style:text-properties fo:font-size="2pt" style:font-size-asian="2pt" style:font-size-complex="2pt"/>
    </style:style>
    <style:style style:name="TableRow93" style:family="table-row">
      <style:table-row-properties style:use-optimal-row-height="false"/>
    </style:style>
    <style:style style:name="TableCell9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95" style:parent-style-name="TableContents" style:family="paragraph">
      <style:paragraph-properties fo:margin-bottom="0.1965in"/>
    </style:style>
    <style:style style:name="TableCell9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97" style:parent-style-name="TableContents" style:family="paragraph">
      <style:paragraph-properties fo:margin-bottom="0.1965in"/>
    </style:style>
    <style:style style:name="TableCell9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99" style:parent-style-name="TableContents" style:family="paragraph">
      <style:paragraph-properties fo:margin-bottom="0.1965in"/>
    </style:style>
    <style:style style:name="TableCell10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01" style:parent-style-name="TableContents" style:family="paragraph">
      <style:paragraph-properties fo:margin-bottom="0.1965in"/>
    </style:style>
    <style:style style:name="TableRow102" style:family="table-row">
      <style:table-row-properties style:use-optimal-row-height="false"/>
    </style:style>
    <style:style style:name="TableCell1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04" style:parent-style-name="TableContents" style:family="paragraph">
      <style:paragraph-properties fo:margin-bottom="0.1965in"/>
    </style:style>
    <style:style style:name="TableCell10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06" style:parent-style-name="TableContents" style:family="paragraph">
      <style:paragraph-properties fo:margin-bottom="0.1965in"/>
    </style:style>
    <style:style style:name="TableCell10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08" style:parent-style-name="TableContents" style:family="paragraph">
      <style:paragraph-properties fo:margin-bottom="0.1965in"/>
    </style:style>
    <style:style style:name="TableCell10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10" style:parent-style-name="TableContents" style:family="paragraph">
      <style:text-properties fo:font-size="2pt" style:font-size-asian="2pt" style:font-size-complex="2pt"/>
    </style:style>
    <style:style style:name="TableRow111" style:family="table-row">
      <style:table-row-properties style:use-optimal-row-height="false"/>
    </style:style>
    <style:style style:name="TableCell1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13" style:parent-style-name="TableContents" style:family="paragraph">
      <style:paragraph-properties fo:margin-bottom="0.1965in"/>
    </style:style>
    <style:style style:name="TableCell11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15" style:parent-style-name="TableContents" style:family="paragraph">
      <style:paragraph-properties fo:margin-bottom="0.1965in"/>
    </style:style>
    <style:style style:name="TableCell11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17" style:parent-style-name="TableContents" style:family="paragraph">
      <style:paragraph-properties fo:margin-bottom="0.1965in"/>
    </style:style>
    <style:style style:name="TableCell1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19" style:parent-style-name="TableContents" style:family="paragraph">
      <style:paragraph-properties fo:margin-bottom="0.1965in"/>
    </style:style>
    <style:style style:name="TableRow120" style:family="table-row">
      <style:table-row-properties style:use-optimal-row-height="false"/>
    </style:style>
    <style:style style:name="TableCell1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22" style:parent-style-name="TableContents" style:family="paragraph">
      <style:paragraph-properties fo:margin-bottom="0.1965in"/>
    </style:style>
    <style:style style:name="TableCell12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24" style:parent-style-name="TableContents" style:family="paragraph">
      <style:paragraph-properties fo:margin-bottom="0.1965in"/>
    </style:style>
    <style:style style:name="TableCell12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26" style:parent-style-name="TableContents" style:family="paragraph">
      <style:paragraph-properties fo:margin-bottom="0.1965in"/>
    </style:style>
    <style:style style:name="TableCell12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28" style:parent-style-name="TableContents" style:family="paragraph">
      <style:text-properties fo:font-size="2pt" style:font-size-asian="2pt" style:font-size-complex="2pt"/>
    </style:style>
    <style:style style:name="TableRow129" style:family="table-row">
      <style:table-row-properties style:use-optimal-row-height="false"/>
    </style:style>
    <style:style style:name="TableCell1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31" style:parent-style-name="TableContents" style:family="paragraph">
      <style:paragraph-properties fo:margin-bottom="0.1965in"/>
    </style:style>
    <style:style style:name="TableCell1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33" style:parent-style-name="TableContents" style:family="paragraph">
      <style:paragraph-properties fo:margin-bottom="0.1965in"/>
    </style:style>
    <style:style style:name="TableCell13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35" style:parent-style-name="TableContents" style:family="paragraph">
      <style:paragraph-properties fo:margin-bottom="0.1965in"/>
    </style:style>
    <style:style style:name="TableCell13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fo:padding-top="0.0416in" fo:padding-left="0.0416in" fo:padding-bottom="0.0416in" fo:padding-right="0.0416in"/>
    </style:style>
    <style:style style:name="P137" style:parent-style-name="TableContents" style:family="paragraph">
      <style:paragraph-properties fo:margin-bottom="0.1965in"/>
    </style:style>
    <style:style style:name="P138" style:parent-style-name="Textbody" style:family="paragraph">
      <style:paragraph-properties fo:margin-bottom="0in"/>
    </style:style>
    <style:style style:name="P139" style:parent-style-name="Textbody" style:family="paragraph">
      <style:paragraph-properties fo:margin-bottom="0in"/>
    </style:style>
    <style:style style:name="P140" style:parent-style-name="Textbody" style:family="paragraph"/>
    <style:style style:name="P141" style:parent-style-name="Heading2" style:family="paragraph">
      <style:paragraph-properties fo:break-before="page"/>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P144" style:parent-style-name="Textbody" style:family="paragraph"/>
    <style:style style:name="P145" style:parent-style-name="PreformattedText" style:family="paragraph">
      <style:paragraph-properties fo:margin-bottom="0.1965in"/>
    </style:style>
    <style:style style:name="P146" style:parent-style-name="PreformattedText" style:family="paragraph">
      <style:paragraph-properties fo:margin-bottom="0.1965in"/>
    </style:style>
    <style:style style:name="P147" style:parent-style-name="PreformattedText" style:family="paragraph">
      <style:paragraph-properties fo:margin-bottom="0.1965in"/>
    </style:style>
    <style:style style:name="P148" style:parent-style-name="PreformattedText" style:family="paragraph">
      <style:paragraph-properties fo:margin-bottom="0.1965in"/>
    </style:style>
    <style:style style:name="P149" style:parent-style-name="PreformattedText" style:family="paragraph">
      <style:paragraph-properties fo:margin-bottom="0.1965in"/>
    </style:style>
    <style:style style:name="P150" style:parent-style-name="PreformattedText" style:family="paragraph">
      <style:paragraph-properties fo:margin-bottom="0.1965in"/>
    </style:style>
    <style:style style:name="P151" style:parent-style-name="PreformattedText" style:family="paragraph">
      <style:paragraph-properties fo:margin-bottom="0.1965in"/>
    </style:style>
    <style:style style:name="P152" style:parent-style-name="ListHeading" style:family="paragraph">
      <style:paragraph-properties fo:margin-bottom="0.1965in"/>
    </style:style>
    <style:style style:name="P153" style:parent-style-name="ListContents" style:family="paragraph">
      <style:paragraph-properties fo:margin-bottom="0.1965in"/>
    </style:style>
    <style:style style:name="P154" style:parent-style-name="ListContents" style:family="paragraph">
      <style:paragraph-properties fo:margin-bottom="0.1965in"/>
    </style:style>
    <style:style style:name="P155" style:parent-style-name="ListContents" style:family="paragraph">
      <style:paragraph-properties fo:margin-bottom="0.1965in"/>
    </style:style>
    <style:style style:name="P156" style:parent-style-name="ListContents" style:family="paragraph"/>
    <style:style style:name="P157" style:parent-style-name="ListContents" style:family="paragraph"/>
    <style:style style:name="P158" style:parent-style-name="ListContents" style:family="paragraph"/>
    <style:style style:name="P159" style:parent-style-name="ListContents" style:family="paragraph">
      <style:paragraph-properties fo:margin-bottom="0.1965in"/>
    </style:style>
    <style:style style:name="P160" style:parent-style-name="ListContents" style:family="paragraph">
      <style:paragraph-properties fo:margin-bottom="0.1965in"/>
    </style:style>
    <style:style style:name="P161" style:parent-style-name="ListContents" style:family="paragraph">
      <style:paragraph-properties fo:margin-bottom="0.1965in"/>
    </style:style>
    <style:style style:name="P162" style:parent-style-name="ListHeading" style:family="paragraph">
      <style:paragraph-properties fo:margin-bottom="0.1965in"/>
    </style:style>
    <style:style style:name="P163" style:parent-style-name="ListContents" style:family="paragraph">
      <style:paragraph-properties fo:margin-bottom="0.1965in"/>
    </style:style>
    <style:style style:name="P164" style:parent-style-name="ListContents" style:family="paragraph">
      <style:paragraph-properties fo:margin-bottom="0.1965in"/>
    </style:style>
    <style:style style:name="P165" style:parent-style-name="Heading2" style:family="paragraph">
      <style:paragraph-properties fo:break-before="page"/>
    </style:style>
    <style:style style:name="P166" style:parent-style-name="Textbody" style:family="paragraph">
      <style:paragraph-properties fo:margin-bottom="0in"/>
    </style:style>
    <style:style style:name="P167" style:parent-style-name="Textbody" style:family="paragraph">
      <style:paragraph-properties fo:margin-bottom="0in"/>
    </style:style>
    <style:style style:name="P168" style:parent-style-name="Textbody" style:family="paragraph">
      <style:paragraph-properties fo:margin-bottom="0in"/>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Textbody" style:family="paragraph">
      <style:paragraph-properties fo:margin-bottom="0in"/>
    </style:style>
    <style:style style:name="P174" style:parent-style-name="Textbody" style:family="paragraph">
      <style:paragraph-properties fo:margin-bottom="0in"/>
    </style:style>
    <style:style style:name="P175" style:parent-style-name="Textbody" style:family="paragraph">
      <style:paragraph-properties fo:margin-bottom="0in"/>
    </style:style>
    <style:style style:name="P176" style:parent-style-name="Textbody" style:family="paragraph"/>
    <style:style style:name="S1" style:family="section">
      <style:section-properties fo:margin-left="0in" fo:margin-right="0in" style:writing-mode="lr-tb"/>
    </style:style>
    <style:style style:name="P177" style:parent-style-name="PreformattedText" style:family="paragraph">
      <style:paragraph-properties fo:margin-bottom="0.1965in"/>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178" style:parent-style-name="PreformattedText" style:family="paragraph">
      <style:paragraph-properties fo:margin-bottom="0.1965in"/>
    </style:style>
    <style:style style:name="S4" style:family="section">
      <style:section-properties fo:margin-left="0in" fo:margin-right="0in" style:writing-mode="lr-tb"/>
    </style:style>
    <style:style style:name="P179" style:parent-style-name="PreformattedText" style:family="paragraph">
      <style:paragraph-properties fo:margin-bottom="0.1965in"/>
    </style:style>
    <style:style style:name="P180" style:parent-style-name="PreformattedText" style:family="paragraph">
      <style:paragraph-properties fo:margin-bottom="0.1965in"/>
    </style:style>
    <style:style style:name="P181" style:parent-style-name="PreformattedText" style:family="paragraph">
      <style:paragraph-properties fo:margin-bottom="0.1965in"/>
    </style:style>
    <style:style style:name="P182" style:parent-style-name="PreformattedText" style:family="paragraph">
      <style:paragraph-properties fo:margin-bottom="0.1965in"/>
    </style:style>
    <style:style style:name="TableColumn184" style:family="table-column">
      <style:table-column-properties style:column-width="0.3513in" style:use-optimal-column-width="false"/>
    </style:style>
    <style:style style:name="TableColumn185" style:family="table-column">
      <style:table-column-properties style:column-width="6.5736in" style:use-optimal-column-width="false"/>
    </style:style>
    <style:style style:name="Table183" style:family="table">
      <style:table-properties style:width="6.925in" fo:margin-left="0in" table:align="left"/>
    </style:style>
    <style:style style:name="TableRow186" style:family="table-row">
      <style:table-row-properties style:use-optimal-row-height="false"/>
    </style:style>
    <style:style style:name="TableCell187" style:family="table-cell">
      <style:table-cell-properties fo:border="none" style:writing-mode="lr-tb" fo:padding-top="0.0194in" fo:padding-left="0.0194in" fo:padding-bottom="0.0194in" fo:padding-right="0.0194in"/>
    </style:style>
    <style:style style:name="P188" style:parent-style-name="TableContents" style:family="paragraph">
      <style:text-properties fo:font-size="2pt" style:font-size-asian="2pt" style:font-size-complex="2pt"/>
    </style:style>
    <style:style style:name="TableCell189" style:family="table-cell">
      <style:table-cell-properties fo:border="none" style:writing-mode="lr-tb" fo:padding-top="0.0194in" fo:padding-left="0.0194in" fo:padding-bottom="0.0194in" fo:padding-right="0.0194in"/>
    </style:style>
    <style:style style:name="P190" style:parent-style-name="TableContents" style:family="paragraph">
      <style:paragraph-properties fo:margin-bottom="0.1965in"/>
    </style:style>
    <style:style style:name="TableRow191" style:family="table-row">
      <style:table-row-properties style:use-optimal-row-height="false"/>
    </style:style>
    <style:style style:name="TableCell192" style:family="table-cell">
      <style:table-cell-properties fo:border="none" style:writing-mode="lr-tb" fo:padding-top="0.0194in" fo:padding-left="0.0194in" fo:padding-bottom="0.0194in" fo:padding-right="0.0194in"/>
    </style:style>
    <style:style style:name="P193" style:parent-style-name="TableContents" style:family="paragraph">
      <style:text-properties fo:font-size="2pt" style:font-size-asian="2pt" style:font-size-complex="2pt"/>
    </style:style>
    <style:style style:name="TableCell194" style:family="table-cell">
      <style:table-cell-properties fo:border="none" style:writing-mode="lr-tb" fo:padding-top="0.0194in" fo:padding-left="0.0194in" fo:padding-bottom="0.0194in" fo:padding-right="0.0194in"/>
    </style:style>
    <style:style style:name="P195" style:parent-style-name="TableContents" style:family="paragraph">
      <style:paragraph-properties fo:margin-bottom="0.1965in"/>
    </style:style>
    <style:style style:name="TableRow196" style:family="table-row">
      <style:table-row-properties style:use-optimal-row-height="false"/>
    </style:style>
    <style:style style:name="TableCell197" style:family="table-cell">
      <style:table-cell-properties fo:border="none" style:writing-mode="lr-tb" fo:padding-top="0.0194in" fo:padding-left="0.0194in" fo:padding-bottom="0.0194in" fo:padding-right="0.0194in"/>
    </style:style>
    <style:style style:name="P198" style:parent-style-name="TableContents" style:family="paragraph">
      <style:text-properties fo:font-size="2pt" style:font-size-asian="2pt" style:font-size-complex="2pt"/>
    </style:style>
    <style:style style:name="TableCell199" style:family="table-cell">
      <style:table-cell-properties fo:border="none" style:writing-mode="lr-tb" fo:padding-top="0.0194in" fo:padding-left="0.0194in" fo:padding-bottom="0.0194in" fo:padding-right="0.0194in"/>
    </style:style>
    <style:style style:name="P200" style:parent-style-name="TableContents" style:family="paragraph">
      <style:paragraph-properties fo:margin-bottom="0.1965in"/>
    </style:style>
    <style:style style:name="P201" style:parent-style-name="PreformattedText" style:family="paragraph">
      <style:paragraph-properties fo:margin-bottom="0.1965in"/>
    </style:style>
    <style:style style:name="TableColumn203" style:family="table-column">
      <style:table-column-properties style:column-width="0.2951in" style:use-optimal-column-width="false"/>
    </style:style>
    <style:style style:name="TableColumn204" style:family="table-column">
      <style:table-column-properties style:column-width="6.6298in" style:use-optimal-column-width="false"/>
    </style:style>
    <style:style style:name="Table202" style:family="table">
      <style:table-properties style:width="6.925in" fo:margin-left="0in" table:align="left"/>
    </style:style>
    <style:style style:name="TableRow205" style:family="table-row">
      <style:table-row-properties style:use-optimal-row-height="false"/>
    </style:style>
    <style:style style:name="TableCell206" style:family="table-cell">
      <style:table-cell-properties fo:border="none" style:writing-mode="lr-tb" fo:padding-top="0.0194in" fo:padding-left="0.0194in" fo:padding-bottom="0.0194in" fo:padding-right="0.0194in"/>
    </style:style>
    <style:style style:name="P207" style:parent-style-name="TableContents" style:family="paragraph">
      <style:text-properties fo:font-size="2pt" style:font-size-asian="2pt" style:font-size-complex="2pt"/>
    </style:style>
    <style:style style:name="TableCell208" style:family="table-cell">
      <style:table-cell-properties fo:border="none" style:writing-mode="lr-tb" fo:padding-top="0.0194in" fo:padding-left="0.0194in" fo:padding-bottom="0.0194in" fo:padding-right="0.0194in"/>
    </style:style>
    <style:style style:name="P209" style:parent-style-name="TableContents" style:family="paragraph">
      <style:paragraph-properties fo:margin-bottom="0.1965in"/>
    </style:style>
    <style:style style:name="P210" style:parent-style-name="Textbody" style:family="paragraph">
      <style:paragraph-properties fo:margin-bottom="0in"/>
    </style:style>
    <style:style style:name="P211" style:parent-style-name="Textbody" style:family="paragraph"/>
    <style:style style:name="P212" style:parent-style-name="PreformattedText" style:family="paragraph">
      <style:paragraph-properties fo:margin-bottom="0.1965in"/>
    </style:style>
    <style:style style:name="P213" style:parent-style-name="PreformattedText" style:family="paragraph">
      <style:paragraph-properties fo:margin-bottom="0.1965in"/>
    </style:style>
    <style:style style:name="P214" style:parent-style-name="Heading2" style:family="paragraph">
      <style:paragraph-properties fo:break-before="page"/>
    </style:style>
    <style:style style:name="P215" style:parent-style-name="Textbody" style:family="paragraph">
      <style:paragraph-properties fo:margin-bottom="0in"/>
    </style:style>
    <style:style style:name="P216" style:parent-style-name="Textbody" style:family="paragraph">
      <style:paragraph-properties fo:margin-bottom="0in"/>
    </style:style>
    <style:style style:name="P217" style:parent-style-name="Textbody" style:family="paragraph">
      <style:paragraph-properties fo:margin-bottom="0in"/>
    </style:style>
    <style:style style:name="P218" style:parent-style-name="Textbody" style:family="paragraph">
      <style:paragraph-properties fo:margin-bottom="0in"/>
    </style:style>
    <style:style style:name="P219" style:parent-style-name="Textbody" style:family="paragraph">
      <style:paragraph-properties fo:margin-bottom="0in"/>
    </style:style>
    <style:style style:name="P220" style:parent-style-name="Textbody" style:family="paragraph">
      <style:paragraph-properties fo:margin-bottom="0in"/>
    </style:style>
    <style:style style:name="P221" style:parent-style-name="Textbody" style:family="paragraph"/>
  </office:automatic-styles>
  <office:body>
    <office:text text:use-soft-page-breaks="true">
      <text:h text:style-name="P1" text:outline-level="3"><text:bookmark-start text:name="rpm-configuring"/><text:bookmark-end text:name="rpm-configuring"/>Configuring Elasticsearch</text:h>
      <text:h text:style-name="Heading3" text:outline-level="3"><text:span text:style-name="T2">(</text:span><text:a xlink:href="https://www.elastic.co/guide/en/elasticsearch/reference/current/rpm.html" office:target-frame-name="_top" xlink:show="replace"><text:span text:style-name="T3">https://www.elastic.co/guide/en/elasticsearch/reference/current/rpm.html</text:span></text:a><text:span text:style-name="T4">)</text:span></text:h>
      <text:p text:style-name="Textbody"/>
      <text:p text:style-name="Textbody">The<text:s/><text:span text:style-name="SourceText">/etc/elasticsearch</text:span><text:s/>directory contains the default runtime configuration for Elasticsearch. The ownership of this directory and all contained files are set to<text:s/><text:span text:style-name="SourceText">root:elasticsearch</text:span><text:s/>on package installations.</text:p>
      <text:p text:style-name="Textbody">The<text:s/><text:span text:style-name="SourceText">setgid</text:span><text:s/>flag applies group permissions on the<text:s/><text:span text:style-name="SourceText">/etc/elasticsearch</text:span><text:s/>directory to ensure that Elasticsearch can read any contained files and subdirectories. All files and subdirectories inherit the<text:s/><text:span text:style-name="SourceText">root:elasticsearch</text:span><text:s/>ownership. Running commands from this directory or any subdirectories, such as the<text:s/><text:a xlink:href="https://www.elastic.co/guide/en/elasticsearch/reference/current/secure-settings.html" office:target-frame-name="_top" xlink:show="replace">elasticsearch-keystore tool</text:a>, requires<text:s/><text:span text:style-name="SourceText">root:elasticsearch</text:span><text:s/>permissions.</text:p>
      <text:p text:style-name="Textbody">Elasticsearch loads its configuration from the<text:s/><text:span text:style-name="SourceText">/etc/elasticsearch/elasticsearch.yml</text:span><text:s/>file by default. The format of this config file is explained in<text:s/><text:a xlink:href="https://www.elastic.co/guide/en/elasticsearch/reference/current/settings.html" office:target-frame-name="_top" xlink:show="replace"><text:span text:style-name="Emphasis">Configuring Elasticsearch</text:span></text:a>.</text:p>
      <text:p text:style-name="Textbody">The RPM also has a system configuration file (<text:span text:style-name="SourceText">/etc/sysconfig/elasticsearch</text:span>), which allows you to set the following parameters:</text:p>
      <table:table table:style-name="Table5">
        <table:table-columns>
          <table:table-column table:style-name="TableColumn6"/>
          <table:table-column table:style-name="TableColumn7"/>
        </table:table-columns>
        <table:table-row table:style-name="TableRow8">
          <table:table-cell table:style-name="TableCell9">
            <text:p text:style-name="P10"><text:span text:style-name="SourceText">ES_JAVA_HOME</text:span></text:p>
          </table:table-cell>
          <table:table-cell table:style-name="TableCell11">
            <text:p text:style-name="P12">Set a custom Java path to be used.</text:p>
          </table:table-cell>
        </table:table-row>
        <table:table-row table:style-name="TableRow13">
          <table:table-cell table:style-name="TableCell14">
            <text:p text:style-name="P15"><text:span text:style-name="SourceText">MAX_OPEN_FILES</text:span></text:p>
          </table:table-cell>
          <table:table-cell table:style-name="TableCell16">
            <text:p text:style-name="P17">Maximum number of open files, defaults to<text:s/><text:span text:style-name="SourceText">65535</text:span>.</text:p>
          </table:table-cell>
        </table:table-row>
        <table:table-row table:style-name="TableRow18">
          <table:table-cell table:style-name="TableCell19">
            <text:p text:style-name="P20"><text:span text:style-name="SourceText">MAX_LOCKED_MEMORY</text:span></text:p>
          </table:table-cell>
          <table:table-cell table:style-name="TableCell21">
            <text:p text:style-name="P22">Maximum locked memory size. Set to<text:s/><text:span text:style-name="SourceText">unlimited</text:span><text:s/>if you use the<text:s/><text:span text:style-name="SourceText">bootstrap.memory_lock</text:span><text:s/>option in elasticsearch.yml.</text:p>
          </table:table-cell>
        </table:table-row>
        <table:table-row table:style-name="TableRow23">
          <table:table-cell table:style-name="TableCell24">
            <text:p text:style-name="P25"><text:span text:style-name="SourceText">MAX_MAP_COUNT</text:span></text:p>
          </table:table-cell>
          <table:table-cell table:style-name="TableCell26">
            <text:p text:style-name="P27">Maximum number of memory map areas a process may have. If you use<text:s/><text:span text:style-name="SourceText">mmapfs</text:span><text:s/>as index store type, make sure this<text:s/>is set to a high value. For more information, check the<text:s/><text:a xlink:href="https://github.com/torvalds/linux/blob/master/Documentation/sysctl/vm.txt" office:target-frame-name="_top" xlink:show="replace">linux kernel documentation</text:a><text:s/>about<text:s/><text:span text:style-name="SourceText">max_map_count</text:span>. This is set via<text:s/><text:span text:style-name="SourceText">sysctl</text:span><text:s/>before starting Elasticsearch. Defaults to<text:s/><text:span text:style-name="SourceText">262144</text:span>.</text:p>
          </table:table-cell>
        </table:table-row>
        <table:table-row table:style-name="TableRow28">
          <table:table-cell table:style-name="TableCell29">
            <text:p text:style-name="P30"><text:span text:style-name="SourceText">ES_PATH_CONF</text:span></text:p>
          </table:table-cell>
          <table:table-cell table:style-name="TableCell31">
            <text:p text:style-name="P32">Configuration file directory (which needs to include<text:s/><text:span text:style-name="SourceText">elasticsearch.yml</text:span>,<text:s/><text:span text:style-name="SourceText">jvm.options</text:span>, and<text:s/><text:span text:style-name="SourceText">log4j2.properties</text:span><text:s/>files); defaults to<text:s/><text:span text:style-name="SourceText">/etc/elasticsearch</text:span>.</text:p>
          </table:table-cell>
        </table:table-row>
        <table:table-row table:style-name="TableRow33">
          <table:table-cell table:style-name="TableCell34">
            <text:p text:style-name="P35"><text:span text:style-name="SourceText">ES_JAVA_OPTS</text:span></text:p>
          </table:table-cell>
          <table:table-cell table:style-name="TableCell36">
            <text:p text:style-name="P37">Any additional JVM system properties you may want to apply.</text:p>
          </table:table-cell>
        </table:table-row>
        <table:table-row table:style-name="TableRow38">
          <table:table-cell table:style-name="TableCell39">
            <text:p text:style-name="P40"><text:span text:style-name="SourceText">RESTART_ON_UPGRADE</text:span></text:p>
          </table:table-cell>
          <table:table-cell table:style-name="TableCell41">
            <text:p text:style-name="P42">Configure restart on package upgrade, defaults to<text:s/><text:span text:style-name="SourceText">false</text:span>. This means you will have to restart your Elasticsearch instance after installing a package manually. The reason for this is to ensure, that upgrades in a cluster do not result in a continuous shard reallocation resulting in high network traffic and reducing the response times of your cluster.</text:p>
          </table:table-cell>
        </table:table-row>
      </table:table>
      <text:soft-page-break/>
      <text:p text:style-name="Textbody">Distributions that use<text:s/><text:span text:style-name="SourceText">systemd</text:span><text:s/>require that system resource limits be configured via<text:s/><text:span text:style-name="SourceText">systemd</text:span><text:s/>rather than via the<text:s/><text:span text:style-name="SourceText">/etc/sysconfig/elasticsearch</text:span><text:s/>file. See<text:s/><text:a xlink:href="https://www.elastic.co/guide/en/elasticsearch/reference/current/setting-system-settings.html#systemd" office:target-frame-name="_top" xlink:show="replace">Systemd configuration</text:a><text:s/>for more information.</text:p>
      <text:h text:style-name="Heading3" text:outline-level="3"><text:bookmark-start text:name="rpm-layout"/><text:bookmark-end text:name="rpm-layout"/>Directory layout of RPM</text:h>
      <text:p text:style-name="Textbody">The RPM places config files, logs, and the data directory in the appropriate locations for an RPM-based system:</text:p>
      <table:table table:style-name="Table43">
        <table:table-columns>
          <table:table-column table:style-name="TableColumn44"/>
          <table:table-column table:style-name="TableColumn45"/>
          <table:table-column table:style-name="TableColumn46"/>
          <table:table-column table:style-name="TableColumn47"/>
        </table:table-columns>
        <table:table-header-rows>
          <table:table-row table:style-name="TableRow48">
            <table:table-cell table:style-name="TableCell49">
              <text:p text:style-name="P50">Type</text:p>
            </table:table-cell>
            <table:table-cell table:style-name="TableCell51">
              <text:p text:style-name="P52">Description</text:p>
            </table:table-cell>
            <table:table-cell table:style-name="TableCell53">
              <text:p text:style-name="P54">Default Location</text:p>
            </table:table-cell>
            <table:table-cell table:style-name="TableCell55">
              <text:p text:style-name="P56">Setting</text:p>
            </table:table-cell>
          </table:table-row>
        </table:table-header-rows>
        <table:table-row table:style-name="TableRow57">
          <table:table-cell table:style-name="TableCell58">
            <text:p text:style-name="P59"><text:span text:style-name="StrongEmphasis">home</text:span></text:p>
          </table:table-cell>
          <table:table-cell table:style-name="TableCell60">
            <text:p text:style-name="P61">Elasticsearch home directory or<text:s/><text:span text:style-name="SourceText">$ES_HOME</text:span></text:p>
          </table:table-cell>
          <table:table-cell table:style-name="TableCell62">
            <text:p text:style-name="P63"><text:span text:style-name="SourceText">/usr/share/elasticsearch</text:span></text:p>
          </table:table-cell>
          <table:table-cell table:style-name="TableCell64">
            <text:p text:style-name="P65"/>
          </table:table-cell>
        </table:table-row>
        <table:table-row table:style-name="TableRow66">
          <table:table-cell table:style-name="TableCell67">
            <text:p text:style-name="P68"><text:span text:style-name="StrongEmphasis">bin</text:span></text:p>
          </table:table-cell>
          <table:table-cell table:style-name="TableCell69">
            <text:p text:style-name="P70">Binary scripts including<text:s/><text:span text:style-name="SourceText">elasticsearch</text:span><text:s/>to start a node and<text:s/><text:span text:style-name="SourceText">elasticsearch-plugin</text:span><text:s/>to install plugins</text:p>
          </table:table-cell>
          <table:table-cell table:style-name="TableCell71">
            <text:p text:style-name="P72"><text:span text:style-name="SourceText">/usr/share/elasticsearch/bin</text:span></text:p>
          </table:table-cell>
          <table:table-cell table:style-name="TableCell73">
            <text:p text:style-name="P74"/>
          </table:table-cell>
        </table:table-row>
        <table:table-row table:style-name="TableRow75">
          <table:table-cell table:style-name="TableCell76">
            <text:p text:style-name="P77"><text:span text:style-name="StrongEmphasis">conf</text:span></text:p>
          </table:table-cell>
          <table:table-cell table:style-name="TableCell78">
            <text:p text:style-name="P79">Configuration files including<text:s/><text:span text:style-name="SourceText">elasticsearch.yml</text:span></text:p>
          </table:table-cell>
          <table:table-cell table:style-name="TableCell80">
            <text:p text:style-name="P81"><text:span text:style-name="SourceText">/etc/elasticsearch</text:span></text:p>
          </table:table-cell>
          <table:table-cell table:style-name="TableCell82">
            <text:p text:style-name="P83"><text:a xlink:href="https://www.elastic.co/guide/en/elasticsearch/reference/current/settings.html#config-files-location" office:target-frame-name="_top" xlink:show="replace"><text:span text:style-name="SourceText">ES_PATH_CONF</text:span></text:a></text:p>
          </table:table-cell>
        </table:table-row>
        <table:table-row table:style-name="TableRow84">
          <table:table-cell table:style-name="TableCell85">
            <text:p text:style-name="P86"><text:span text:style-name="StrongEmphasis">conf</text:span></text:p>
          </table:table-cell>
          <table:table-cell table:style-name="TableCell87">
            <text:p text:style-name="P88">Environment variables including heap size, file descriptors.</text:p>
          </table:table-cell>
          <table:table-cell table:style-name="TableCell89">
            <text:p text:style-name="P90"><text:span text:style-name="SourceText">/etc/sysconfig/elasticsearch</text:span></text:p>
          </table:table-cell>
          <table:table-cell table:style-name="TableCell91">
            <text:p text:style-name="P92"/>
          </table:table-cell>
        </table:table-row>
        <table:table-row table:style-name="TableRow93">
          <table:table-cell table:style-name="TableCell94">
            <text:p text:style-name="P95"><text:span text:style-name="StrongEmphasis">data</text:span></text:p>
          </table:table-cell>
          <table:table-cell table:style-name="TableCell96">
            <text:p text:style-name="P97">The location of the data files of each index / shard allocated on the node.</text:p>
          </table:table-cell>
          <table:table-cell table:style-name="TableCell98">
            <text:p text:style-name="P99"><text:span text:style-name="SourceText">/var/lib/elasticsearch</text:span></text:p>
          </table:table-cell>
          <table:table-cell table:style-name="TableCell100">
            <text:p text:style-name="P101"><text:span text:style-name="SourceText">path.data</text:span></text:p>
          </table:table-cell>
        </table:table-row>
        <table:table-row table:style-name="TableRow102">
          <table:table-cell table:style-name="TableCell103">
            <text:p text:style-name="P104"><text:span text:style-name="StrongEmphasis">jdk</text:span></text:p>
          </table:table-cell>
          <table:table-cell table:style-name="TableCell105">
            <text:p text:style-name="P106">The bundled Java Development Kit used to run Elasticsearch. Can be overridden by setting the<text:s/><text:span text:style-name="SourceText">ES_JAVA_HOME</text:span><text:s/>environment variable in<text:s/><text:span text:style-name="SourceText">/etc/sysconfig/elasticsearch</text:span>.</text:p>
          </table:table-cell>
          <table:table-cell table:style-name="TableCell107">
            <text:p text:style-name="P108"><text:span text:style-name="SourceText">/usr/share/elasticsearch/jdk</text:span></text:p>
          </table:table-cell>
          <table:table-cell table:style-name="TableCell109">
            <text:p text:style-name="P110"/>
          </table:table-cell>
        </table:table-row>
        <table:table-row table:style-name="TableRow111">
          <table:table-cell table:style-name="TableCell112">
            <text:p text:style-name="P113"><text:span text:style-name="StrongEmphasis">logs</text:span></text:p>
          </table:table-cell>
          <table:table-cell table:style-name="TableCell114">
            <text:p text:style-name="P115">Log files location.</text:p>
          </table:table-cell>
          <table:table-cell table:style-name="TableCell116">
            <text:p text:style-name="P117"><text:span text:style-name="SourceText">/var/log/elasticsearch</text:span></text:p>
          </table:table-cell>
          <table:table-cell table:style-name="TableCell118">
            <text:p text:style-name="P119"><text:span text:style-name="SourceText">path.logs</text:span></text:p>
          </table:table-cell>
        </table:table-row>
        <table:table-row table:style-name="TableRow120">
          <table:table-cell table:style-name="TableCell121">
            <text:p text:style-name="P122"><text:span text:style-name="StrongEmphasis">plugins</text:span></text:p>
          </table:table-cell>
          <table:table-cell table:style-name="TableCell123">
            <text:p text:style-name="P124">Plugin files location. Each plugin will be contained in a subdirectory.</text:p>
          </table:table-cell>
          <table:table-cell table:style-name="TableCell125">
            <text:p text:style-name="P126"><text:span text:style-name="SourceText">/usr/share/elasticsearch/plugins</text:span></text:p>
          </table:table-cell>
          <table:table-cell table:style-name="TableCell127">
            <text:p text:style-name="P128"/>
          </table:table-cell>
        </table:table-row>
        <table:table-row table:style-name="TableRow129">
          <table:table-cell table:style-name="TableCell130">
            <text:p text:style-name="P131"><text:span text:style-name="StrongEmphasis">repo</text:span></text:p>
          </table:table-cell>
          <table:table-cell table:style-name="TableCell132">
            <text:p text:style-name="P133">Shared file system repository locations. Can hold multiple locations. A file system repository can be placed in to any subdirectory of<text:s/>any directory specified here.</text:p>
          </table:table-cell>
          <table:table-cell table:style-name="TableCell134">
            <text:p text:style-name="P135">Not configured</text:p>
          </table:table-cell>
          <table:table-cell table:style-name="TableCell136">
            <text:p text:style-name="P137"><text:span text:style-name="SourceText">path.repo</text:span></text:p>
          </table:table-cell>
        </table:table-row>
      </table:table>
      <text:p text:style-name="Textbody"><text:bookmark-start text:name="_next_steps_4"/><text:bookmark-end text:name="_next_steps_4"/></text:p>
      <text:soft-page-break/>
      <text:h text:style-name="Heading3" text:outline-level="3">Next steps</text:h>
      <text:p text:style-name="Textbody">You now have a test Elasticsearch environment set up. Before you start serious development or go into production with Elasticsearch, you must do some additional setup:</text:p>
      <text:list text:style-name="LFO1" text:continue-numbering="true">
        <text:list-item>
          <text:p text:style-name="P138">Learn how to<text:s/><text:a xlink:href="https://www.elastic.co/guide/en/elasticsearch/reference/current/settings.html" office:target-frame-name="_top" xlink:show="replace">configure Elasticsearch</text:a>. (defaults fine – therefore SKIP)</text:p>
        </text:list-item>
        <text:list-item>
          <text:p text:style-name="P139">Configure<text:s/><text:a xlink:href="https://www.elastic.co/guide/en/elasticsearch/reference/current/important-settings.html" office:target-frame-name="_top" xlink:show="replace">important Elasticsearch settings</text:a>.</text:p>
        </text:list-item>
        <text:list-item>
          <text:p text:style-name="P140">Configure<text:s/><text:a xlink:href="https://www.elastic.co/guide/en/elasticsearch/reference/current/system-config.html" office:target-frame-name="_top" xlink:show="replace">important system settings</text:a>.</text:p>
        </text:list-item>
      </text:list>
      <text:p text:style-name="Standard"/>
      <text:soft-page-break/>
      <text:h text:style-name="P141" text:outline-level="2">Configuring Elasticsearch</text:h>
      <text:p text:style-name="Textbody">Elasticsearch ships with good defaults and requires<text:s/>very little configuration. Most settings can be changed on a running cluster using the<text:s/><text:a xlink:href="https://www.elastic.co/guide/en/elasticsearch/reference/current/cluster-update-settings.html" office:target-frame-name="_top" xlink:show="replace">Cluster update settings</text:a><text:s/>API.</text:p>
      <text:p text:style-name="Textbody">The configuration files should contain settings which are node-specific (such as<text:s/><text:span text:style-name="SourceText">node.name</text:span><text:s/>and paths), or settings which a node requires in order to be able to join a cluster, such as<text:s/><text:span text:style-name="SourceText">cluster.name</text:span><text:s/>and<text:s/><text:span text:style-name="SourceText">network.host</text:span>.</text:p>
      <text:h text:style-name="Heading3" text:outline-level="3"><text:bookmark-start text:name="config-files-location"/><text:bookmark-end text:name="config-files-location"/>Config files location</text:h>
      <text:p text:style-name="Textbody">Elasticsearch has three configuration files:</text:p>
      <text:list text:style-name="LFO2" text:continue-numbering="true">
        <text:list-item>
          <text:p text:style-name="P142"><text:span text:style-name="SourceText">elasticsearch.yml</text:span><text:s/>for configuring Elasticsearch</text:p>
        </text:list-item>
        <text:list-item>
          <text:p text:style-name="P143"><text:span text:style-name="SourceText">jvm.options</text:span><text:s/>for configuring Elasticsearch JVM settings</text:p>
        </text:list-item>
        <text:list-item>
          <text:p text:style-name="P144"><text:span text:style-name="SourceText">log4j2.properties</text:span><text:s/>for configuring Elasticsearch logging</text:p>
        </text:list-item>
      </text:list>
      <text:p text:style-name="Textbody">These files are located in the config directory, whose default location depends on whether or<text:s/>not the installation is from an archive distribution (<text:span text:style-name="SourceText">tar.gz</text:span><text:s/>or<text:s/><text:span text:style-name="SourceText">zip</text:span>) or a package distribution (Debian or RPM packages).</text:p>
      <text:p text:style-name="Textbody">For the archive distributions, the config directory location defaults to<text:s/><text:span text:style-name="SourceText">$ES_HOME/config</text:span>. The location of the config directory can be changed via the<text:s/><text:span text:style-name="SourceText">ES_PATH_CONF</text:span><text:s/>environment variable as follows:</text:p>
      <text:p text:style-name="P145">ES_PATH_CONF=/path/to/my/config ./bin/elasticsearch</text:p>
      <text:p text:style-name="Textbody">Alternatively, you can<text:s/><text:span text:style-name="SourceText">export</text:span><text:s/>the<text:s/><text:span text:style-name="SourceText">ES_PATH_CONF</text:span><text:s/>environment variable via the command line or via your shell profile.</text:p>
      <text:p text:style-name="Textbody">For the package distributions, the config directory location defaults to<text:s/><text:span text:style-name="SourceText">/etc/elasticsearch</text:span>. The location of the config directory can also be changed via the<text:s/><text:span text:style-name="SourceText">ES_PATH_CON</text:span><text:span text:style-name="SourceText">F</text:span><text:s/>environment variable, but note that setting this in your shell is not sufficient. Instead, this variable is sourced from<text:s/><text:span text:style-name="SourceText">/etc/default/elasticsearch</text:span><text:s/>(for the Debian package) and<text:s/><text:span text:style-name="SourceText">/etc/sysconfig/elasticsearch</text:span><text:s/>(for the RPM package). You will need to edit the<text:s/><text:span text:style-name="SourceText">ES_PATH_CONF=/etc/elasticsearch</text:span><text:s/>entry in one of these files accordingly to change the config directory location.</text:p>
      <text:h text:style-name="Heading3" text:outline-level="3"><text:bookmark-start text:name="_config_file_format"/><text:bookmark-end text:name="_config_file_format"/>Config file format</text:h>
      <text:p text:style-name="Textbody">The configuration format is<text:s/><text:a xlink:href="https://yaml.org/" office:target-frame-name="_top" xlink:show="replace">YAML</text:a>. Here is an example of changing the path of the data and logs directories:</text:p>
      <text:p text:style-name="PreformattedText">path:</text:p>
      <text:p text:style-name="PreformattedText"><text:s text:c="4"/>data: /var/lib/elasticsearch</text:p>
      <text:p text:style-name="P146"><text:s text:c="4"/>logs: /var/log/elasticsearch</text:p>
      <text:p text:style-name="Textbody">Settings can also be flattened as follows:</text:p>
      <text:p text:style-name="PreformattedText">path.data: /var/lib/elasticsearch</text:p>
      <text:soft-page-break/>
      <text:p text:style-name="P147">path.logs: /var/log/elasticsearch</text:p>
      <text:p text:style-name="Textbody">In YAML, you can format non-scalar values as sequences:</text:p>
      <text:p text:style-name="PreformattedText">discovery.seed_hosts:</text:p>
      <text:p text:style-name="PreformattedText"><text:s text:c="3"/>- 192.168.1.10:9300</text:p>
      <text:p text:style-name="PreformattedText"><text:s text:c="3"/>- 192.168.1.11</text:p>
      <text:p text:style-name="P148"><text:s text:c="3"/>- seeds.mydomain.com</text:p>
      <text:p text:style-name="Textbody">Though less common, you can also format non-scalar values as arrays:</text:p>
      <text:p text:style-name="P149">discovery.seed_hosts: ["192.168.1.10:9300", "192.168.1.11", "seeds.mydomain.com"]</text:p>
      <text:h text:style-name="Heading3" text:outline-level="3"><text:bookmark-start text:name="_environment_variable_substitution"/><text:bookmark-end text:name="_environment_variable_substitution"/>Environment variable substitution</text:h>
      <text:p text:style-name="Textbody">Environment variables referenced with the<text:s/><text:span text:style-name="SourceText">${...}</text:span><text:s/>notation within the configuration file will be replaced with the value of the environment variable. For example:</text:p>
      <text:p text:style-name="PreformattedText">node.name: <text:s text:c="3"/>${HOSTNAME}</text:p>
      <text:p text:style-name="P150">network.host: ${ES_NETWORK_HOST}</text:p>
      <text:p text:style-name="Textbody">Values for<text:s/>environment variables must be simple strings. Use a comma-separated string to provide values that Elasticsearch will parse as a list. For example, Elasticsearch will split the following string into a list of values for the<text:s/><text:span text:style-name="SourceText">${HOSTNAME}</text:span><text:s/>environment variable:</text:p>
      <text:p text:style-name="P151">export HOSTNAME=“host1,host2"</text:p>
      <text:h text:style-name="Heading3" text:outline-level="3"><text:bookmark-start text:name="cluster-setting-types"/><text:bookmark-end text:name="cluster-setting-types"/>Cluster and node setting types</text:h>
      <text:p text:style-name="Textbody">Cluster and node settings can be categorized based on how they are configured:</text:p>
      <text:p text:style-name="P152"><text:bookmark-start text:name="dynamic-cluster-setting"/><text:bookmark-end text:name="dynamic-cluster-setting"/>Dynamic</text:p>
      <text:p text:style-name="P153">You can configure and update dynamic settings on a running cluster using the<text:s/><text:a xlink:href="https://www.elastic.co/guide/en/elasticsearch/reference/current/cluster-update-settings.html" office:target-frame-name="_top" xlink:show="replace">cluster update settings API</text:a>. You can also configure dynamic settings locally on an unstarted or shut down node using<text:s/><text:span text:style-name="SourceText">elasticsearch.yml</text:span>.</text:p>
      <text:p text:style-name="P154">Updates made using the cluster update settings API can be<text:s/><text:span text:style-name="Emphasis">persistent</text:span>, which apply across cluster restarts, or<text:s/><text:span text:style-name="Emphasis">transient</text:span>, which reset after a cluster restart. You can also reset transient or persistent settings by assigning them a<text:s/><text:span text:style-name="SourceText">null</text:span><text:s/>value using the API.</text:p>
      <text:p text:style-name="P155">If you configure the same setting using<text:s/>multiple methods, Elasticsearch applies the settings in following order of precedence:</text:p>
      <text:list text:style-name="LFO3" text:continue-numbering="true">
        <text:list-item>
          <text:p text:style-name="P156">Transient setting</text:p>
        </text:list-item>
        <text:list-item>
          <text:p text:style-name="P157">Persistent setting</text:p>
        </text:list-item>
        <text:list-item>
          <text:p text:style-name="P158"><text:span text:style-name="SourceText">elasticsearch.yml</text:span><text:s/>setting</text:p>
        </text:list-item>
        <text:list-item>
          <text:p text:style-name="P159">Default setting value</text:p>
        </text:list-item>
      </text:list>
      <text:p text:style-name="P160">For example, you can apply a transient setting to override a persistent setting or<text:s/><text:span text:style-name="SourceText">elasticsearch.yml</text:span><text:s/>setting. However, a change to an<text:s/><text:span text:style-name="SourceText">elasticsearch.yml</text:span><text:s/>setting will not override a defined transient or persistent setting.</text:p>
      <text:soft-page-break/>
      <text:p text:style-name="P161">It’s best to set dynamic, cluster-wide settings with the cluster update settings API and use<text:s/><text:span text:style-name="SourceText">elasticsearch.yml</text:span><text:s/>only for local configurations. Using the cluster update settings API ensures the setting is the same on all nodes. If you accidentally configure different settings in<text:s/><text:span text:style-name="SourceText">elasticsearch.yml</text:span><text:s/>on different nodes, it can be difficult to notice discrepancies.</text:p>
      <text:p text:style-name="P162"><text:bookmark-start text:name="static-cluster-setting"/><text:bookmark-end text:name="static-cluster-setting"/>Static</text:p>
      <text:p text:style-name="P163">Static settings can only be configured on an unstarted or shut down node using<text:s/><text:span text:style-name="SourceText">elasticsearch.yml</text:span>.</text:p>
      <text:p text:style-name="P164">Static settings must be set on every relevant<text:s/>node in the cluster.</text:p>
      <text:p text:style-name="Standard"/>
      <text:soft-page-break/>
      <text:h text:style-name="P165" text:outline-level="2">Important Elasticsearch configuration</text:h>
      <text:p text:style-name="Textbody">Elasticsearch requires very little configuration to get started, but there are a number of items which<text:s/><text:span text:style-name="StrongEmphasis">must</text:span><text:s/>be considered before using your cluster in production:</text:p>
      <text:list text:style-name="LFO4" text:continue-numbering="true">
        <text:list-item>
          <text:p text:style-name="P166"><text:a xlink:href="https://www.elastic.co/guide/en/elasticsearch/reference/current/important-settings.html#path-settings" office:target-frame-name="_top" xlink:show="replace">Path settings</text:a></text:p>
        </text:list-item>
        <text:list-item>
          <text:p text:style-name="P167"><text:a xlink:href="https://www.elastic.co/guide/en/elasticsearch/reference/current/important-settings.html#cluster-name" office:target-frame-name="_top" xlink:show="replace">Cluster name setting</text:a></text:p>
        </text:list-item>
        <text:list-item>
          <text:p text:style-name="P168"><text:a xlink:href="https://www.elastic.co/guide/en/elasticsearch/reference/current/important-settings.html#node-name" office:target-frame-name="_top" xlink:show="replace">Node name setting</text:a></text:p>
        </text:list-item>
        <text:list-item>
          <text:p text:style-name="P169"><text:a xlink:href="https://www.elastic.co/guide/en/elasticsearch/reference/current/important-settings.html#network.host" office:target-frame-name="_top" xlink:show="replace">Network host settings</text:a></text:p>
        </text:list-item>
        <text:list-item>
          <text:p text:style-name="P170"><text:a xlink:href="https://www.elastic.co/guide/en/elasticsearch/reference/current/important-settings.html#discovery-settings" office:target-frame-name="_top" xlink:show="replace">Discovery settings</text:a></text:p>
        </text:list-item>
        <text:list-item>
          <text:p text:style-name="P171"><text:a xlink:href="https://www.elastic.co/guide/en/elasticsearch/reference/current/important-settings.html#heap-size-settings" office:target-frame-name="_top" xlink:show="replace">Heap size settings</text:a></text:p>
        </text:list-item>
        <text:list-item>
          <text:p text:style-name="P172"><text:a xlink:href="https://www.elastic.co/guide/en/elasticsearch/reference/current/important-settings.html#heap-dump-path" office:target-frame-name="_top" xlink:show="replace">JVM heap dump path setting</text:a></text:p>
        </text:list-item>
        <text:list-item>
          <text:p text:style-name="P173"><text:a xlink:href="https://www.elastic.co/guide/en/elasticsearch/reference/current/important-settings.html#gc-logging" office:target-frame-name="_top" xlink:show="replace">GC logging settings</text:a></text:p>
        </text:list-item>
        <text:list-item>
          <text:p text:style-name="P174"><text:a xlink:href="https://www.elastic.co/guide/en/elasticsearch/reference/current/important-settings.html#es-tmpdir" office:target-frame-name="_top" xlink:show="replace">Temporary directory settings</text:a></text:p>
        </text:list-item>
        <text:list-item>
          <text:p text:style-name="P175"><text:a xlink:href="https://www.elastic.co/guide/en/elasticsearch/reference/current/important-settings.html#error-file-path" office:target-frame-name="_top" xlink:show="replace">JVM fatal error log setting</text:a></text:p>
        </text:list-item>
        <text:list-item>
          <text:p text:style-name="P176"><text:a xlink:href="https://www.elastic.co/guide/en/elasticsearch/reference/current/important-settings.html#important-settings-backups" office:target-frame-name="_top" xlink:show="replace">Cluster backups</text:a></text:p>
        </text:list-item>
      </text:list>
      <text:p text:style-name="Textbody">Our<text:s/><text:a xlink:href="https://www.elastic.co/cloud/elasticsearch-service/signup?baymax=docs-body&amp;elektra=docs" office:target-frame-name="_top" xlink:show="replace">Elastic Cloud</text:a><text:s/>service configures these items<text:s/>automatically, making your cluster production-ready by default.</text:p>
      <text:h text:style-name="Heading4" text:outline-level="4"><text:bookmark-start text:name="path-settings"/><text:bookmark-end text:name="path-settings"/>Path settings</text:h>
      <text:p text:style-name="Textbody">Elasticsearch writes the data you index to indices and data streams to a<text:s/><text:span text:style-name="SourceText">data</text:span><text:s/>directory. Elasticsearch writes its own application logs, which contain information about cluster health and operations, to a<text:s/><text:span text:style-name="SourceText">logs</text:span><text:s/>directory.</text:p>
      <text:p text:style-name="Textbody">For<text:s/><text:a xlink:href="https://www.elastic.co/guide/en/elasticsearch/reference/current/targz.html" office:target-frame-name="_top" xlink:show="replace">macOS<text:s/></text:a><text:a xlink:href="https://www.elastic.co/guide/en/elasticsearch/reference/current/targz.html" office:target-frame-name="_top" xlink:show="replace"><text:span text:style-name="SourceText">.tar.gz</text:span></text:a>,<text:s/><text:a xlink:href="https://www.elastic.co/guide/en/elasticsearch/reference/current/targz.html" office:target-frame-name="_top" xlink:show="replace">Linux<text:s/></text:a><text:a xlink:href="https://www.elastic.co/guide/en/elasticsearch/reference/current/targz.html" office:target-frame-name="_top" xlink:show="replace"><text:span text:style-name="SourceText">.tar.gz</text:span></text:a>, and<text:s/><text:a xlink:href="https://www.elastic.co/guide/en/elasticsearch/reference/current/zip-windows.html" office:target-frame-name="_top" xlink:show="replace">Windows<text:s/></text:a><text:a xlink:href="https://www.elastic.co/guide/en/elasticsearch/reference/current/zip-windows.html" office:target-frame-name="_top" xlink:show="replace"><text:span text:style-name="SourceText">.zip</text:span></text:a><text:s/>installations,<text:s/><text:span text:style-name="SourceText">data</text:span><text:s/>and<text:s/><text:span text:style-name="SourceText">logs</text:span><text:s/>are subdirectories of<text:s/><text:span text:style-name="SourceText">$ES_HOME</text:span><text:s/>by default. However, files in<text:s/><text:span text:style-name="SourceText">$ES_HOME</text:span><text:s/>risk deletion during an upgrade.</text:p>
      <text:p text:style-name="Textbody">In production, we strongly recommend you set the<text:s/><text:span text:style-name="SourceText">path.data</text:span><text:s/>and<text:s/><text:span text:style-name="SourceText">path.logs</text:span><text:s/>in<text:s/><text:span text:style-name="SourceText">elasticsearch.yml</text:span><text:s/>to locations outside of<text:s/><text:span text:style-name="SourceText">$ES_HOME</text:span>.<text:s/><text:a xlink:href="https://www.elastic.co/guide/en/elasticsearch/reference/current/docker.html" office:target-frame-name="_top" xlink:show="replace">Docker</text:a>,<text:s/><text:a xlink:href="https://www.elastic.co/guide/en/elasticsearch/reference/current/deb.html" office:target-frame-name="_top" xlink:show="replace">Debian</text:a>,<text:s/><text:a xlink:href="https://www.elastic.co/guide/en/elasticsearch/reference/current/rpm.html" office:target-frame-name="_top" xlink:show="replace">RPM</text:a>,<text:s/><text:a xlink:href="https://www.elastic.co/guide/en/elasticsearch/reference/current/brew.html" office:target-frame-name="_top" xlink:show="replace">macOS Homebrew</text:a>, and<text:s/><text:a xlink:href="https://www.elastic.co/guide/en/elasticsearch/reference/current/windows.html" office:target-frame-name="_top" xlink:show="replace">Windows<text:s/></text:a><text:a xlink:href="https://www.elastic.co/guide/en/elasticsearch/reference/current/windows.html" office:target-frame-name="_top" xlink:show="replace"><text:span text:style-name="SourceText">.msi</text:span></text:a><text:s/>installations write data and log to locations outside of<text:s/><text:span text:style-name="SourceText">$ES_HOME</text:span><text:s/>by default.</text:p>
      <text:p text:style-name="Textbody">To avoid errors, only Elasticsearch should open files in the<text:s/><text:span text:style-name="SourceText">path.data</text:span><text:s/>directory. Exclude<text:s/>the<text:s/><text:span text:style-name="SourceText">path.data</text:span><text:s/>directory from other services that may open and lock its files, such as antivirus or backup programs.</text:p>
      <text:p text:style-name="Textbody">Supported<text:s/><text:span text:style-name="SourceText">path.data</text:span><text:s/>and<text:s/><text:span text:style-name="SourceText">path.logs</text:span><text:s/>values vary by platform:</text:p>
      <text:section text:name="Sect1" text:style-name="S1">
        <text:p text:style-name="Textbody">Linux and macOS installations support Unix-style paths:</text:p>
        <text:p text:style-name="PreformattedText">path:</text:p>
        <text:p text:style-name="PreformattedText"><text:s text:c="2"/>data:<text:s/>/var/data/elasticsearch</text:p>
        <text:p text:style-name="P177"><text:s text:c="2"/>logs: /var/log/elasticsearch</text:p>
      </text:section>
      <text:section text:name="Sect2" text:style-name="S2">
        <text:h text:style-name="Heading4" text:outline-level="4"><text:bookmark-start text:name="_multiple_data_paths"/><text:bookmark-end text:name="_multiple_data_paths"/>Multiple data paths</text:h>
        <text:p text:style-name="Textbody">Deprecated in 7.13.0.</text:p>
        <text:soft-page-break/>
        <text:p text:style-name="Textbody">If needed, you can specify multiple paths in<text:s/><text:span text:style-name="SourceText">path.data</text:span>. Elasticsearch stores the node’s data across all provided paths but keeps each shard’s data on the same<text:s/>path.</text:p>
        <text:p text:style-name="Textbody">Elasticsearch does not balance shards across a node’s data paths. High disk usage in a single path can trigger a<text:s/><text:a xlink:href="https://www.elastic.co/guide/en/elasticsearch/reference/current/modules-cluster.html#disk-based-shard-allocation" office:target-frame-name="_top" xlink:show="replace">high disk usage watermark</text:a><text:s/>for the entire node. If triggered, Elasticsearch will not add shards to the node, even if the node’s other paths have available disk space. If you need additional disk space, we recommend you add a new node rather than additional data paths.</text:p>
      </text:section>
      <text:section text:name="Sect3" text:style-name="S3">
        <text:p text:style-name="Textbody">Linux and macOS installations support multiple Unix-style paths in<text:s/><text:span text:style-name="SourceText">path.data</text:span>:</text:p>
        <text:p text:style-name="PreformattedText">path:</text:p>
        <text:p text:style-name="PreformattedText"><text:s text:c="2"/>data:</text:p>
        <text:p text:style-name="PreformattedText"><text:s text:c="4"/>- /mnt/elasticsearch_1</text:p>
        <text:p text:style-name="PreformattedText"><text:s text:c="4"/>- /mnt/elasticsearch_2</text:p>
        <text:p text:style-name="P178"><text:s text:c="4"/>- /mnt/elasticsearch_3</text:p>
      </text:section>
      <text:section text:name="Sect4" text:style-name="S4">
        <text:h text:style-name="Heading4" text:outline-level="4"><text:bookmark-start text:name="cluster-name"/><text:bookmark-end text:name="cluster-name"/>Cluster name setting</text:h>
        <text:p text:style-name="Textbody">A node can only join a cluster when it shares its<text:s/><text:span text:style-name="SourceText">cluster.name</text:span><text:s/>with all the other nodes in the cluster. The default name is<text:s/><text:span text:style-name="SourceText">elasticsearch</text:span>, but you should change it to an appropriate name that describes the purpose of the cluster.</text:p>
        <text:p text:style-name="P179">cluster.name: logging-prod</text:p>
        <text:p text:style-name="Textbody">Do not reuse the same cluster names in different<text:s/>environments. Otherwise, nodes might join the wrong cluster.</text:p>
        <text:h text:style-name="Heading4" text:outline-level="4"><text:bookmark-start text:name="node-name"/><text:bookmark-end text:name="node-name"/>Node name setting</text:h>
        <text:p text:style-name="Textbody">Elasticsearch uses<text:s/><text:span text:style-name="SourceText">node.name</text:span><text:s/>as a human-readable identifier for a particular instance of Elasticsearch. This name is included in the response of many APIs. The node name defaults to the hostname of the machine when Elasticsearch starts, but can be configured explicitly in<text:s/><text:span text:style-name="SourceText">elasticsearch.yml</text:span>:</text:p>
        <text:p text:style-name="P180">node.name: prod-data-2</text:p>
        <text:h text:style-name="Heading4" text:outline-level="4"><text:bookmark-start text:name="network.host"/><text:bookmark-end text:name="network.host"/>Network host setting</text:h>
        <text:p text:style-name="Textbody">By default, Elasticsearch only binds to loopback addresses such as<text:s/><text:span text:style-name="SourceText">127.0.0.1</text:span><text:s/>and<text:s/><text:span text:style-name="SourceText">[::1]</text:span>. This is sufficient to run a cluster of one or more nodes on a single server for development and testing, but a<text:s/><text:a xlink:href="https://www.elastic.co/guide/en/elasticsearch/reference/current/high-availability-cluster-design.html" office:target-frame-name="_top" xlink:show="replace">resilient production cluster</text:a><text:s/>must involve nodes on other servers. There are many<text:s/><text:a xlink:href="https://www.elastic.co/guide/en/elasticsearch/reference/current/modules-network.html" office:target-frame-name="_top" xlink:show="replace">network settings</text:a><text:s/>but usually all you need to configure is<text:s/><text:span text:style-name="SourceText">network.host</text:span>:</text:p>
        <text:p text:style-name="P181">network.host: 192.168.1.10</text:p>
        <text:p text:style-name="Textbody">When you<text:s/>provide a value for<text:s/><text:span text:style-name="SourceText">network.host</text:span>, Elasticsearch assumes that you are moving from development mode to production mode, and upgrades a number of system startup checks from warnings to exceptions. See the differences between<text:s/><text:a xlink:href="https://www.elastic.co/guide/en/elasticsearch/reference/current/system-config.html#dev-vs-prod" office:target-frame-name="_top" xlink:show="replace">development and production modes</text:a>.</text:p>
        <text:h text:style-name="Heading4" text:outline-level="4"><text:bookmark-start text:name="discovery-settings"/><text:bookmark-end text:name="discovery-settings"/><text:soft-page-break/>Discovery and cluster formation setting</text:h>
        <text:p text:style-name="Textbody">Configure two important discovery and cluster formation settings before going to production so that nodes in the cluster can discover each other and elect a master node.</text:p>
        <text:h text:style-name="Heading5" text:outline-level="5"><text:bookmark-start text:name="unicast.hosts"/><text:bookmark-end text:name="unicast.hosts"/><text:span text:style-name="SourceText">discovery.seed_host</text:span></text:h>
        <text:p text:style-name="Textbody">Out of the box, without any network configuration, Elasticsearch will bind to the available loopback addresses and scan local ports<text:s/><text:span text:style-name="SourceText">9300</text:span><text:s/>to<text:s/><text:span text:style-name="SourceText">9305</text:span><text:s/>to connect with other nodes running on the same server. This behavior provides an auto-clustering experience without having to do any configuration.</text:p>
        <text:p text:style-name="Textbody">When you want to form a cluster with nodes on other hosts, use the<text:s/><text:a xlink:href="https://www.elastic.co/guide/en/elasticsearch/reference/current/settings.html#static-cluster-setting" office:target-frame-name="_top" xlink:show="replace">static</text:a><text:s/><text:span text:style-name="SourceText">discovery.seed_hosts</text:span><text:s/>setting. This setting provides a list of other nodes in the cluster that are master-eligible and likely to be live and contactable to seed the<text:s/><text:a xlink:href="https://www.elastic.co/guide/en/elasticsearch/reference/current/modules-discovery-hosts-providers.html" office:target-frame-name="_top" xlink:show="replace">discovery process</text:a>. This setting accepts a YAML sequence or array of the addresses of all the master-eligible nodes in the cluster. Each address can be either an IP address or a hostname that resolves to one or more IP addresses via DNS.</text:p>
        <text:p text:style-name="PreformattedText">discovery.seed_hosts:</text:p>
        <text:p text:style-name="PreformattedText"><text:s text:c="3"/>- 192.168.1.10:9300</text:p>
        <text:p text:style-name="PreformattedText"><text:s text:c="3"/>- 192.168.1.11<text:bookmark-start text:name="CO6-1"/><text:bookmark-end text:name="CO6-1"/></text:p>
        <text:p text:style-name="PreformattedText"><text:s text:c="3"/>- seeds.mydomain.com<text:bookmark-start text:name="CO6-2"/><text:bookmark-end text:name="CO6-2"/></text:p>
        <text:p text:style-name="P182"><text:s text:c="3"/>- [0:0:0:0:0:ffff:c0a8:10c]:9301<text:bookmark-start text:name="CO6-3"/><text:bookmark-end text:name="CO6-3"/></text:p>
        <table:table table:style-name="Table183">
          <table:table-columns>
            <table:table-column table:style-name="TableColumn184"/>
            <table:table-column table:style-name="TableColumn185"/>
          </table:table-columns>
          <table:table-row table:style-name="TableRow186">
            <table:table-cell table:style-name="TableCell187">
              <text:p text:style-name="P188"/>
            </table:table-cell>
            <table:table-cell table:style-name="TableCell189">
              <text:p text:style-name="P190">The port is optional and<text:s/>defaults to<text:s/><text:span text:style-name="SourceText">9300</text:span>, but can be<text:s/><text:a xlink:href="https://www.elastic.co/guide/en/elasticsearch/reference/current/modules-discovery-hosts-providers.html#built-in-hosts-providers" office:target-frame-name="_top" xlink:show="replace">overridden</text:a>.</text:p>
            </table:table-cell>
          </table:table-row>
          <table:table-row table:style-name="TableRow191">
            <table:table-cell table:style-name="TableCell192">
              <text:p text:style-name="P193"/>
            </table:table-cell>
            <table:table-cell table:style-name="TableCell194">
              <text:p text:style-name="P195">If a hostname resolves to multiple IP addresses, the node will attempt to discover other nodes at all resolved addresses.</text:p>
            </table:table-cell>
          </table:table-row>
          <table:table-row table:style-name="TableRow196">
            <table:table-cell table:style-name="TableCell197">
              <text:p text:style-name="P198"/>
            </table:table-cell>
            <table:table-cell table:style-name="TableCell199">
              <text:p text:style-name="P200">IPv6 addresses must be enclosed in square brackets.</text:p>
            </table:table-cell>
          </table:table-row>
        </table:table>
        <text:p text:style-name="Textbody">If your master-eligible nodes do not have fixed names or addresses, use an<text:s/><text:a xlink:href="https://www.elastic.co/guide/en/elasticsearch/reference/current/modules-discovery-hosts-providers.html#built-in-hosts-providers" office:target-frame-name="_top" xlink:show="replace">alternative hosts provider</text:a><text:s/>to find their addresses dynamically.</text:p>
        <text:h text:style-name="Heading5" text:outline-level="5"><text:bookmark-start text:name="initial_master_nodes"/><text:bookmark-end text:name="initial_master_nodes"/><text:span text:style-name="SourceText">cluster.initial_master_nodes</text:span></text:h>
        <text:p text:style-name="Textbody">When you start an Elasticsearch cluster for the first time, a<text:s/><text:a xlink:href="https://www.elastic.co/guide/en/elasticsearch/reference/current/modules-discovery-bootstrap-cluster.html" office:target-frame-name="_top" xlink:show="replace">cluster bootstrapping</text:a><text:s/>step determines the set of master-eligible nodes whose votes are counted in the first election. In<text:s/><text:a xlink:href="https://www.elastic.co/guide/en/elasticsearch/reference/current/bootstrap-checks.html#dev-vs-prod-mode" office:target-frame-name="_top" xlink:show="replace">development mode</text:a>, with no discovery settings configured, this step is performed automatically by the nodes themselves.</text:p>
        <text:p text:style-name="Textbody">Because auto-bootstrapping is<text:s/><text:a xlink:href="https://www.elastic.co/guide/en/elasticsearch/reference/current/modules-discovery-quorums.html" office:target-frame-name="_top" xlink:show="replace">inherently unsafe</text:a>, when starting a new cluster in production mode, you must explicitly list the master-eligible nodes whose votes should be counted in the very first election. You set this list using the<text:s/><text:span text:style-name="SourceText">cluster.initial_master_nodes</text:span><text:s/>setting.</text:p>
        <text:p text:style-name="Textbody">After the cluster forms successfully for the first time, remove the<text:s/><text:span text:style-name="SourceText">cluster.initial_master_nodes</text:span><text:s/>setting from each nodes' configuration. Do not use this setting when restarting a cluster<text:s/>or adding a new node to an existing cluster.</text:p>
        <text:p text:style-name="PreformattedText">discovery.seed_hosts:</text:p>
        <text:p text:style-name="PreformattedText"><text:s text:c="3"/>- 192.168.1.10:9300</text:p>
        <text:p text:style-name="PreformattedText"><text:s text:c="3"/>- 192.168.1.11</text:p>
        <text:p text:style-name="PreformattedText"><text:s text:c="3"/>- seeds.mydomain.com</text:p>
        <text:p text:style-name="PreformattedText"><text:s text:c="3"/>- [0:0:0:0:0:ffff:c0a8:10c]:9301</text:p>
        <text:soft-page-break/>
        <text:p text:style-name="PreformattedText">cluster.initial_master_nodes:<text:bookmark-start text:name="CO7-1"/><text:bookmark-end text:name="CO7-1"/></text:p>
        <text:p text:style-name="PreformattedText"><text:s text:c="3"/>- master-node-a</text:p>
        <text:p text:style-name="PreformattedText"><text:s text:c="3"/>- master-node-b</text:p>
        <text:p text:style-name="P201"><text:s text:c="3"/>- master-node-c</text:p>
        <table:table table:style-name="Table202">
          <table:table-columns>
            <table:table-column table:style-name="TableColumn203"/>
            <table:table-column table:style-name="TableColumn204"/>
          </table:table-columns>
          <table:table-row table:style-name="TableRow205">
            <table:table-cell table:style-name="TableCell206">
              <text:p text:style-name="P207"/>
            </table:table-cell>
            <table:table-cell table:style-name="TableCell208">
              <text:p text:style-name="P209">Identify the initial master nodes by their<text:s/><text:a xlink:href="https://www.elastic.co/guide/en/elasticsearch/reference/current/important-settings.html#node-name" office:target-frame-name="_top" xlink:show="replace"><text:span text:style-name="SourceText">node.name</text:span></text:a>, which defaults to their hostname. Ensure that the value in<text:s/><text:span text:style-name="SourceText">cluster.initial_master_nod</text:span><text:span text:style-name="SourceText">es</text:span><text:s/>matches the<text:s/><text:span text:style-name="SourceText">node.name</text:span><text:s/>exactly. If you use a fully-qualified domain name (FQDN) such as<text:s/><text:span text:style-name="SourceText">master-node-a.example.com</text:span><text:s/>for your node names, then you must use the FQDN in this list. Conversely, if<text:s/><text:span text:style-name="SourceText">node.name</text:span><text:s/>is a bare hostname without any trailing qualifiers, you must also omit the trailing qualifiers in<text:s/><text:span text:style-name="SourceText">cluster.initial_master_nodes</text:span>.</text:p>
            </table:table-cell>
          </table:table-row>
        </table:table>
        <text:p text:style-name="Textbody">See<text:s/><text:a xlink:href="https://www.elastic.co/guide/en/elasticsearch/reference/current/modules-discovery-bootstrap-cluster.html" office:target-frame-name="_top" xlink:show="replace">bootstrapping a cluster</text:a><text:s/>and<text:s/><text:a xlink:href="https://www.elastic.co/guide/en/elasticsearch/reference/current/modules-discovery-settings.html" office:target-frame-name="_top" xlink:show="replace">discovery and cluster formation settings</text:a>.</text:p>
        <text:h text:style-name="Heading4" text:outline-level="4"><text:bookmark-start text:name="heap-size-settings"/><text:bookmark-end text:name="heap-size-settings"/>Heap size settings</text:h>
        <text:p text:style-name="Textbody">By default, Elasticsearch automatically sets the JVM heap size based on a node’s<text:s/><text:a xlink:href="https://www.elastic.co/guide/en/elasticsearch/reference/current/modules-node.html#node-roles" office:target-frame-name="_top" xlink:show="replace">roles</text:a><text:s/>and total memory. We recommend the default sizing for most production environments.</text:p>
        <text:p text:style-name="Textbody">Automatic heap sizing requires the<text:s/><text:a xlink:href="https://www.elastic.co/guide/en/elasticsearch/reference/current/setup.html#jvm-version" office:target-frame-name="_top" xlink:show="replace">bundled JDK</text:a><text:s/>or, if using a custom JRE location, a Java 14 or later JRE.</text:p>
        <text:p text:style-name="Textbody">If needed, you can override the default sizing by manually<text:s/><text:a xlink:href="https://www.elastic.co/guide/en/elasticsearch/reference/current/advanced-configuration.html#set-jvm-heap-size" office:target-frame-name="_top" xlink:show="replace">setting the JVM heap size</text:a>.</text:p>
        <text:h text:style-name="Heading4" text:outline-level="4"><text:bookmark-start text:name="heap-dump-path"/><text:bookmark-end text:name="heap-dump-path"/>JVM heap dump path setting</text:h>
        <text:p text:style-name="Textbody">By default, Elasticsearch configures the JVM to dump the heap on out of memory exceptions to the default data directory. On<text:s/><text:a xlink:href="https://www.elastic.co/guide/en/elasticsearch/reference/current/rpm.html" office:target-frame-name="_top" xlink:show="replace">RPM</text:a><text:s/>and<text:s/><text:a xlink:href="https://www.elastic.co/guide/en/elasticsearch/reference/current/deb.html" office:target-frame-name="_top" xlink:show="replace">Debian</text:a><text:s/>packages, the data directory is<text:s/><text:span text:style-name="SourceText">/var/lib/elasticsearch</text:span>. On<text:s/><text:a xlink:href="https://www.elastic.co/guide/en/elasticsearch/reference/current/targz.html" office:target-frame-name="_top" xlink:show="replace">Linux and MacOS</text:a><text:s/>and<text:s/><text:a xlink:href="https://www.elastic.co/guide/en/elasticsearch/reference/current/zip-windows.html" office:target-frame-name="_top" xlink:show="replace">Windows</text:a><text:s/>distributions, the<text:s/><text:span text:style-name="SourceText">data</text:span><text:s/>directory is located under the root<text:s/>of the Elasticsearch installation.</text:p>
        <text:p text:style-name="Textbody">If this path is not suitable for receiving heap dumps, modify the<text:s/><text:span text:style-name="SourceText">-XX:HeapDumpPath=...</text:span><text:s/>entry in<text:s/><text:a xlink:href="https://www.elastic.co/guide/en/elasticsearch/reference/current/advanced-configuration.html#set-jvm-options" office:target-frame-name="_top" xlink:show="replace"><text:span text:style-name="SourceText">jvm.options</text:span></text:a>:</text:p>
        <text:list text:style-name="LFO5" text:continue-numbering="true">
          <text:list-item>
            <text:p text:style-name="P210">If you specify a directory, the JVM will generate a filename for the heap dump based on the PID of the running instance.</text:p>
          </text:list-item>
          <text:list-item>
            <text:p text:style-name="P211">If you specify a fixed filename instead of a directory, the file must not exist when the JVM needs to perform a heap dump<text:s/>on an out of memory exception. Otherwise, the heap dump will fail.</text:p>
          </text:list-item>
        </text:list>
        <text:h text:style-name="Heading4" text:outline-level="4"><text:bookmark-start text:name="gc-logging"/><text:bookmark-end text:name="gc-logging"/>GC logging settings</text:h>
        <text:p text:style-name="Textbody">By default, Elasticsearch enables garbage collection (GC) logs. These are configured in<text:s/><text:a xlink:href="https://www.elastic.co/guide/en/elasticsearch/reference/current/advanced-configuration.html#set-jvm-options" office:target-frame-name="_top" xlink:show="replace"><text:span text:style-name="SourceText">jvm.options</text:span></text:a><text:s/>and output to the same default location as the Elasticsearch logs. The default configuration rotates the logs every 64 MB and can consume up to 2 GB of disk space.</text:p>
        <text:p text:style-name="Textbody">You can reconfigure JVM logging using the command line options described in<text:s/><text:a xlink:href="https://openjdk.java.net/jeps/158" office:target-frame-name="_top" xlink:show="replace">JEP 158: Unified JVM Logging</text:a>. Unless you change the default<text:s/><text:span text:style-name="SourceText">jvm.options</text:span><text:s/>file directly, the Elasticsearch default configuration is applied in addition to your own settings. To disable the default configuration, first disable logging by supplying the<text:s/><text:span text:style-name="SourceText">-Xlog:disable</text:span><text:s/>option, then supply your own command line<text:s/><text:soft-page-break/>options. This disables<text:s/><text:span text:style-name="Emphasis">all</text:span><text:s/>JVM logging, so be sure to review the available options and enable everything that you require.</text:p>
        <text:p text:style-name="Textbody">To see further options not contained in the original JEP, see<text:s/><text:a xlink:href="https://docs.oracle.com/en/java/javase/13/docs/specs/man/java.html#enable-logging-with-the-jvm-unified-logging-framework" office:target-frame-name="_top" xlink:show="replace">Enable Logging with the JVM Unified Logging Framework</text:a>.</text:p>
        <text:h text:style-name="Heading4" text:outline-level="4"><text:bookmark-start text:name="gc-logging-examples"/><text:bookmark-end text:name="gc-logging-examples"/>Examples</text:h>
        <text:p text:style-name="Textbody">Change the default GC log output location to<text:s/><text:span text:style-name="SourceText">/opt/my-app/gc.log</text:span><text:s/>by creating<text:s/><text:span text:style-name="SourceText">$ES_HOME/config/jvm.options.d/gc.options</text:span><text:s/>with some sample options:</text:p>
        <text:p text:style-name="PreformattedText"># Turn off all previous logging configuratons</text:p>
        <text:p text:style-name="PreformattedText">-Xlog:disable</text:p>
        <text:p text:style-name="PreformattedText"/>
        <text:p text:style-name="PreformattedText"># Default settings from JEP 158, but with `utctime` instead of `uptime` to match the next line</text:p>
        <text:p text:style-name="PreformattedText">-Xlog:all=warning:stderr:utctime,level,tags</text:p>
        <text:p text:style-name="PreformattedText"/>
        <text:p text:style-name="PreformattedText"># Enable GC logging to a custom location with a variety of options</text:p>
        <text:p text:style-name="P212">-Xlog:gc*,gc+age=trace,safepoint:file=/opt/my-app/gc.log:utctime,pid,tags:filecount=32,filesize=64m</text:p>
        <text:p text:style-name="Textbody">Configure an Elasticsearch<text:s/><text:a xlink:href="https://www.elastic.co/guide/en/elasticsearch/reference/current/docker.html" office:target-frame-name="_top" xlink:show="replace">Docker container</text:a><text:s/>to send GC debug logs to standard error (<text:span text:style-name="SourceText">stderr</text:span>). This lets the container orchestrator handle the output. If using the<text:s/><text:span text:style-name="SourceText">ES_JAVA_OPTS</text:span><text:s/>environment variable, specify:</text:p>
        <text:p text:style-name="PreformattedText">MY_OPTS="-Xlog:disable -Xlog:all=warning:stderr:utctime,level,tags -Xlog:gc=debug:stderr:utctime"</text:p>
        <text:p text:style-name="P213">docker run -e ES_JAVA_OPTS="$MY_OPTS" # etc</text:p>
        <text:h text:style-name="Heading4" text:outline-level="4"><text:bookmark-start text:name="es-tmpdir"/><text:bookmark-end text:name="es-tmpdir"/>Temporary directory settings</text:h>
        <text:p text:style-name="Textbody">By default, Elasticsearch uses a private temporary directory that the<text:s/>startup script creates immediately below the system temporary directory.</text:p>
        <text:p text:style-name="Textbody">On some Linux distributions, a system utility will clean files and directories from<text:s/><text:span text:style-name="SourceText">/tmp</text:span><text:s/>if they have not been recently accessed. This behavior can lead to the private temporary directory being removed while Elasticsearch is running if features that require the temporary directory are not used for a long time. Removing the private temporary directory causes problems if a feature that requires this directory is subsequently used.</text:p>
        <text:p text:style-name="Textbody">If you install Elasticsearch using the<text:s/><text:span text:style-name="SourceText">.deb</text:span><text:s/>or<text:s/><text:span text:style-name="SourceText">.rpm</text:span><text:s/>packages and run it under<text:s/><text:span text:style-name="SourceText">systemd</text:span>, the private temporary directory that Elasticsearch uses is excluded from periodic cleanup.</text:p>
        <text:p text:style-name="Textbody">If you intend to run the<text:s/><text:span text:style-name="SourceText">.tar.gz</text:span><text:s/>distribution on Linux or MacOS for an extended period, consider creating a dedicated temporary directory for Elasticsearch that is not under a path that will have old files and directories cleaned from it. This directory should have permissions set so that only the user that Elasticsearch runs as can access it. Then, set the<text:s/><text:span text:style-name="SourceText">$ES_TMPDIR</text:span><text:s/>environment variable to point to this directory before starting Elasticsearch.</text:p>
        <text:h text:style-name="Heading4" text:outline-level="4"><text:bookmark-start text:name="error-file-path"/><text:bookmark-end text:name="error-file-path"/><text:soft-page-break/>JVM fatal error log setting</text:h>
        <text:p text:style-name="Textbody">By default, Elasticsearch configures the JVM to write fatal error logs to the default logging directory. On<text:s/><text:a xlink:href="https://www.elastic.co/guide/en/elasticsearch/reference/current/rpm.html" office:target-frame-name="_top" xlink:show="replace">RPM</text:a><text:s/>and<text:s/><text:a xlink:href="https://www.elastic.co/guide/en/elasticsearch/reference/current/deb.html" office:target-frame-name="_top" xlink:show="replace">Debian</text:a><text:s/>packages, this directory is<text:s/><text:span text:style-name="SourceText">/var/log/elasticsearch</text:span>. On<text:s/><text:a xlink:href="https://www.elastic.co/guide/en/elasticsearch/reference/current/targz.html" office:target-frame-name="_top" xlink:show="replace">Linux and MacOS</text:a><text:s/>and<text:s/><text:a xlink:href="https://www.elastic.co/guide/en/elasticsearch/reference/current/zip-windows.html" office:target-frame-name="_top" xlink:show="replace">Windows</text:a><text:s/>distributions, the<text:s/><text:span text:style-name="SourceText">logs</text:span><text:s/>directory is located under the root of the Elasticsearch installation.</text:p>
        <text:p text:style-name="Textbody">These are logs produced by the JVM when it encounters a fatal error, such as a segmentation fault. If this path is not suitable for receiving logs, modify the<text:s/><text:span text:style-name="SourceText">-</text:span><text:span text:style-name="SourceText">XX:ErrorFile=...</text:span><text:s/>entry in<text:s/><text:a xlink:href="https://www.elastic.co/guide/en/elasticsearch/reference/current/advanced-configuration.html#set-jvm-options" office:target-frame-name="_top" xlink:show="replace"><text:span text:style-name="SourceText">jvm.options</text:span></text:a>.</text:p>
        <text:h text:style-name="Heading4" text:outline-level="4"><text:bookmark-start text:name="important-settings-backups"/><text:bookmark-end text:name="important-settings-backups"/>Cluster backups</text:h>
        <text:p text:style-name="Textbody">In a disaster,<text:s/><text:a xlink:href="https://www.elastic.co/guide/en/elasticsearch/reference/current/snapshot-restore.html" office:target-frame-name="_top" xlink:show="replace">snapshots</text:a><text:s/>can prevent permanent data loss.<text:s/><text:a xlink:href="https://www.elastic.co/guide/en/elasticsearch/reference/current/snapshot-lifecycle-management.html" office:target-frame-name="_top" xlink:show="replace">Snapshot lifecycle management</text:a><text:s/>is the easiest way to take regular backups of your cluster. For more information, see<text:s/><text:a xlink:href="https://www.elastic.co/guide/en/elasticsearch/reference/current/backup-cluster.html" office:target-frame-name="_top" xlink:show="replace"><text:span text:style-name="Emphasis">Back up a cluster</text:span></text:a>.</text:p>
        <text:p text:style-name="Textbody"><text:span text:style-name="StrongEmphasis">The only reliable and supported way to back up a cluster is by taking a sna</text:span><text:span text:style-name="StrongEmphasis">pshot</text:span>. You cannot back up an Elasticsearch cluster by making copies of the data directories of its nodes. There are no supported methods to restore any data from a filesystem-level backup. If you try to restore a cluster from such a backup, it may fail with reports of corruption or missing files or other data inconsistencies, or it may appear to have succeeded having silently lost some of your data.</text:p>
        <text:p text:style-name="Standard"/>
        <text:h text:style-name="P214" text:outline-level="2"><text:bookmark-start text:name="system-config"/><text:bookmark-end text:name="system-config"/><text:soft-page-break/>Important System Configuration</text:h>
        <text:p text:style-name="Textbody">Ideally, Elasticsearch should run alone on a server and use all of the<text:s/>resources available to it. In order to do so, you need to configure your operating system to allow the user running Elasticsearch to access more resources than allowed by default.</text:p>
        <text:p text:style-name="Textbody">The following settings<text:s/><text:span text:style-name="StrongEmphasis">must</text:span><text:s/>be considered before going to production:</text:p>
        <text:list text:style-name="LFO6" text:continue-numbering="true">
          <text:list-item>
            <text:p text:style-name="P215"><text:a xlink:href="https://www.elastic.co/guide/en/elasticsearch/reference/current/setup-configuration-memory.html" office:target-frame-name="_top" xlink:show="replace">Disable swapping</text:a></text:p>
          </text:list-item>
          <text:list-item>
            <text:p text:style-name="P216"><text:a xlink:href="https://www.elastic.co/guide/en/elasticsearch/reference/current/file-descriptors.html" office:target-frame-name="_top" xlink:show="replace">Increase file descriptors</text:a></text:p>
          </text:list-item>
          <text:list-item>
            <text:p text:style-name="P217"><text:a xlink:href="https://www.elastic.co/guide/en/elasticsearch/reference/current/vm-max-map-count.html" office:target-frame-name="_top" xlink:show="replace">Ensure sufficient virtual memory</text:a></text:p>
          </text:list-item>
          <text:list-item>
            <text:p text:style-name="P218"><text:a xlink:href="https://www.elastic.co/guide/en/elasticsearch/reference/current/max-number-of-threads.html" office:target-frame-name="_top" xlink:show="replace">Ensure sufficient threads</text:a></text:p>
          </text:list-item>
          <text:list-item>
            <text:p text:style-name="P219"><text:a xlink:href="https://www.elastic.co/guide/en/elasticsearch/reference/current/networkaddress-cache-ttl.html" office:target-frame-name="_top" xlink:show="replace">JVM DNS cache settings</text:a></text:p>
          </text:list-item>
          <text:list-item>
            <text:p text:style-name="P220"><text:a xlink:href="https://www.elastic.co/guide/en/elasticsearch/reference/current/executable-jna-tmpdir.html" office:target-frame-name="_top" xlink:show="replace">Temporary directory not mounted with<text:s/></text:a><text:a xlink:href="https://www.elastic.co/guide/en/elasticsearch/reference/current/executable-jna-tmpdir.html" office:target-frame-name="_top" xlink:show="replace"><text:span text:style-name="SourceText">noexec</text:span></text:a></text:p>
          </text:list-item>
          <text:list-item>
            <text:p text:style-name="P221"><text:a xlink:href="https://www.elastic.co/guide/en/elasticsearch/reference/current/system-config-tcpretries.html" office:target-frame-name="_top" xlink:show="replace">TCP retransmission timeout</text:a></text:p>
          </text:list-item>
        </text:list>
        <text:h text:style-name="Heading3" text:outline-level="3"><text:bookmark-start text:name="dev-vs-prod"/><text:bookmark-end text:name="dev-vs-prod"/>Development mode vs production mode</text:h>
        <text:p text:style-name="Textbody">By default, Elasticsearch assumes that you are working in development mode. If any of the above settings are not configured correctly, a warning will be written to the log file, but<text:s/>you will be able to start and run your Elasticsearch node.</text:p>
        <text:p text:style-name="Textbody">As soon as you configure a network setting like<text:s/><text:span text:style-name="SourceText">network.host</text:span>, Elasticsearch assumes that you are moving to production and will upgrade the above warnings to exceptions. These exceptions will prevent your Elasticsearch node from starting. This is an important safety measure to ensure that you will not lose data because of a malconfigured server.</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OpenSymbol" style:font-charset="x-symbol" svg:font-family="OpenSymbol" style:font-family-generic="system"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erry Curran</meta:initial-creator>
    <dc:creator>Terry Curran</dc:creator>
    <meta:creation-date>2021-06-29T14:43:00Z</meta:creation-date>
    <dc:date>2021-09-22T23:27:00Z</dc:date>
    <meta:template xlink:href="Normal.dotm" xlink:type="simple"/>
    <meta:editing-cycles>1</meta:editing-cycles>
    <meta:editing-duration>PT21420S</meta:editing-duration>
    <meta:document-statistic meta:page-count="13" meta:paragraph-count="60" meta:word-count="4494" meta:character-count="30052" meta:row-count="213" meta:non-whitespace-character-count="25618"/>
  </office:meta>
</office:document-meta>
</file>